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VnTime" svg:font-family=".VnTime"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611in" fo:margin-left="0.0785in" fo:margin-top="0in" fo:margin-bottom="0in" table:align="left" style:writing-mode="page"/>
    </style:style>
    <style:style style:name="Table1.A" style:family="table-column">
      <style:table-column-properties style:column-width="0.6104in"/>
    </style:style>
    <style:style style:name="Table1.B" style:family="table-column">
      <style:table-column-properties style:column-width="2.9528in"/>
    </style:style>
    <style:style style:name="Table1.C" style:family="table-column">
      <style:table-column-properties style:column-width="1.2451in"/>
    </style:style>
    <style:style style:name="Table1.D" style:family="table-column">
      <style:table-column-properties style:column-width="1.4528in"/>
    </style:style>
    <style:style style:name="Table1.1" style:family="table-row">
      <style:table-row-properties style:min-row-height="0.566in"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C1" style:family="table-cell">
      <style:table-cell-properties style:vertical-align="middle" fo:padding-left="0.075in" fo:padding-right="0.075in" fo:padding-top="0in" fo:padding-bottom="0in" fo:border="0.5pt solid #000000"/>
    </style:style>
    <style:style style:name="Table1.3" style:family="table-row">
      <style:table-row-properties style:min-row-height="0.0493in" fo:keep-together="auto"/>
    </style:style>
    <style:style style:name="Table2" style:family="table">
      <style:table-properties style:width="6.2688in" fo:margin-left="0in" fo:margin-top="0in" fo:margin-bottom="0in" table:align="left" style:writing-mode="lr-tb"/>
    </style:style>
    <style:style style:name="Table2.A" style:family="table-column">
      <style:table-column-properties style:column-width="0.6in"/>
    </style:style>
    <style:style style:name="Table2.B" style:family="table-column">
      <style:table-column-properties style:column-width="5.668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P1" style:family="paragraph" style:parent-style-name="Normal_20__28_Web_29_">
      <loext:graphic-properties draw:fill="solid" draw:fill-color="#ffffff"/>
      <style:paragraph-properties fo:margin-top="0.0835in" fo:margin-bottom="0.0835in" style:contextual-spacing="false" fo:text-align="justify" style:justify-single-word="false" fo:background-color="#ffffff"/>
    </style:style>
    <style:style style:name="P2" style:family="paragraph" style:parent-style-name="Normal_20__28_Web_29_">
      <loext:graphic-properties draw:fill="solid" draw:fill-color="#ffffff"/>
      <style:paragraph-properties fo:margin-top="0.0835in" fo:margin-bottom="0.0835in" style:contextual-spacing="false" fo:background-color="#ffffff"/>
    </style:style>
    <style:style style:name="P3" style:family="paragraph" style:parent-style-name="Standard" style:master-page-name="First_20_Page">
      <style:paragraph-properties fo:margin-left="0in" fo:margin-right="0in" fo:margin-top="0.0835in" fo:margin-bottom="0.0835in" style:contextual-spacing="false" fo:line-height="100%" fo:text-align="center" style:justify-single-word="false" fo:text-indent="0.25in" style:auto-text-indent="false" style:page-number="auto"/>
    </style:style>
    <style:style style:name="P4"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style>
    <style:style style:name="P5"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tab-stops>
          <style:tab-stop style:position="1.5in"/>
          <style:tab-stop style:position="5.8835in" style:type="right" style:leader-style="dotted" style:leader-text="."/>
        </style:tab-stops>
      </style:paragraph-properties>
      <style:text-properties officeooo:paragraph-rsid="001c2e12"/>
    </style:style>
    <style:style style:name="P6" style:family="paragraph" style:parent-style-name="Standard">
      <style:paragraph-properties fo:margin-top="0.0835in" fo:margin-bottom="0.0835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0835in" fo:margin-bottom="0.0835in" style:contextual-spacing="false" fo:line-height="100%" fo:text-align="center" style:justify-single-word="false" fo:orphans="0" fo:widows="0" fo:hyphenation-ladder-count="no-limit" style:snap-to-layout-grid="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0835in" fo:margin-bottom="0.0835in" style:contextual-spacing="false" fo:line-height="100%" fo:text-align="center" style:justify-single-word="false" fo:orphans="0" fo:widows="0" fo:hyphenation-ladder-count="no-limit" style:snap-to-layout-grid="false"/>
      <style:text-properties officeooo:paragraph-rsid="001c2e12"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0835in" fo:margin-bottom="0.0835in" style:contextual-spacing="false" fo:line-height="100%" fo:text-align="center" style:justify-single-word="false"/>
    </style:style>
    <style:style style:name="P10"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style>
    <style:style style:name="P11"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text-properties officeooo:paragraph-rsid="001c2e12"/>
    </style:style>
    <style:style style:name="P12" style:family="paragraph" style:parent-style-name="Standard">
      <style:paragraph-properties fo:margin-top="0.0835in" fo:margin-bottom="0.0835in" style:contextual-spacing="false" fo:line-height="100%" fo:text-align="start" style:justify-single-word="false">
        <style:tab-stops>
          <style:tab-stop style:position="6.3in" style:leader-style="dotted" style:leader-text="."/>
        </style:tab-stops>
      </style:paragraph-properties>
    </style:style>
    <style:style style:name="P13" style:family="paragraph" style:parent-style-name="Standard">
      <style:paragraph-properties fo:margin-top="0.0835in" fo:margin-bottom="0.0835in" style:contextual-spacing="false" fo:line-height="100%" fo:text-align="start" style:justify-single-word="false">
        <style:tab-stops>
          <style:tab-stop style:position="6.3in" style:leader-style="dotted" style:leader-text="."/>
        </style:tab-stops>
      </style:paragraph-properties>
      <style:text-properties officeooo:paragraph-rsid="001c2e12"/>
    </style:style>
    <style:style style:name="P14" style:family="paragraph" style:parent-style-name="Standard">
      <style:paragraph-properties fo:margin-top="0.0835in" fo:margin-bottom="0.0835in" style:contextual-spacing="false" fo:line-height="100%" fo:text-align="start" style:justify-single-word="false" fo:orphans="0" fo:widows="0" fo:hyphenation-ladder-count="no-limit" style:snap-to-layout-grid="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0835in" fo:margin-bottom="0.0835in" style:contextual-spacing="false" fo:line-height="100%" fo:text-align="start" style:justify-single-word="false">
        <style:tab-stops>
          <style:tab-stop style:position="5.8835in" style:type="right" style:leader-style="dotted" style:leader-text="."/>
        </style:tab-stops>
      </style:paragraph-properties>
      <style:text-properties officeooo:paragraph-rsid="001c2e12"/>
    </style:style>
    <style:style style:name="P16" style:family="paragraph" style:parent-style-name="Standard">
      <style:paragraph-properties fo:margin-top="0.0835in" fo:margin-bottom="0.0835in" style:contextual-spacing="false" fo:line-height="100%" fo:text-align="start" style:justify-single-word="false"/>
      <style:text-properties officeooo:paragraph-rsid="001c2e12"/>
    </style:style>
    <style:style style:name="P17" style:family="paragraph" style:parent-style-name="Standard">
      <style:paragraph-properties fo:margin-top="0.0835in" fo:margin-bottom="0.0835in" style:contextual-spacing="false" fo:line-height="100%"/>
    </style:style>
    <style:style style:name="P18" style:family="paragraph" style:parent-style-name="Standard">
      <style:paragraph-properties fo:margin-top="0.0835in" fo:margin-bottom="0.0835in" style:contextual-spacing="false" fo:line-height="100%">
        <style:tab-stops>
          <style:tab-stop style:position="6.3in" style:leader-style="dotted" style:leader-text="."/>
        </style:tab-stops>
      </style:paragraph-properties>
      <style:text-properties officeooo:paragraph-rsid="001c2e12"/>
    </style:style>
    <style:style style:name="P19" style:family="paragraph" style:parent-style-name="Standard">
      <style:paragraph-properties fo:margin-top="0.0835in" fo:margin-bottom="0.0835in" style:contextual-spacing="false" fo:line-height="100%">
        <style:tab-stops>
          <style:tab-stop style:position="5.8835in" style:type="right" style:leader-style="dotted" style:leader-text="."/>
        </style:tab-stops>
      </style:paragraph-properties>
    </style:style>
    <style:style style:name="P20" style:family="paragraph" style:parent-style-name="Standard">
      <style:paragraph-properties fo:margin-top="0.0835in" fo:margin-bottom="0.0835in" style:contextual-spacing="false" fo:line-height="100%"/>
      <style:text-properties officeooo:paragraph-rsid="001c2e12"/>
    </style:style>
    <style:style style:name="P21" style:family="paragraph" style:parent-style-name="Standard">
      <style:paragraph-properties fo:margin-top="0.0835in" fo:margin-bottom="0.0835in" style:contextual-spacing="false" fo:line-height="100%"/>
      <style:text-properties fo:font-size="12pt" style:font-size-asian="12pt" style:font-size-complex="12pt"/>
    </style:style>
    <style:style style:name="P22" style:family="paragraph" style:parent-style-name="Standard">
      <style:paragraph-properties fo:margin-left="0in" fo:margin-right="0in" fo:margin-top="0.0835in" fo:margin-bottom="0.0835in" style:contextual-spacing="false" fo:line-height="100%" fo:text-indent="0.25in"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text-properties fo:font-size="12pt" fo:language="vi" fo:country="VN" fo:font-weight="bold" style:font-size-asian="12pt" style:font-weight-asian="bold" style:font-size-complex="12pt" style:font-weight-complex="bold"/>
    </style:style>
    <style:style style:name="P24"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fo:font-weight="bold" style:font-size-asian="12pt" style:font-weight-asian="bold" style:font-size-complex="12pt"/>
    </style:style>
    <style:style style:name="P25" style:family="paragraph" style:parent-style-name="Standard">
      <style:paragraph-properties fo:margin-top="0.0835in" fo:margin-bottom="0.0835in" style:contextual-spacing="false" fo:line-height="100%"/>
      <style:text-properties fo:font-size="12pt" fo:language="vi" fo:country="VN" fo:font-weight="bold" style:font-size-asian="12pt" style:font-weight-asian="bold" style:font-weight-complex="bold"/>
    </style:style>
    <style:style style:name="P26"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fo:background-color="#f5f5f5" style:font-size-asian="12pt" style:font-size-complex="12pt"/>
    </style:style>
    <style:style style:name="P27"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style:font-size-asian="12pt" style:font-size-complex="12pt"/>
    </style:style>
    <style:style style:name="P28" style:family="paragraph" style:parent-style-name="Standard">
      <style:paragraph-properties fo:margin-top="0.0835in" fo:margin-bottom="0.0835in" style:contextual-spacing="false" fo:line-height="100%" fo:text-align="center" style:justify-single-word="false"/>
      <style:text-properties fo:font-size="12pt" fo:language="vi" fo:country="VN" style:font-size-asian="12pt" style:font-size-complex="12pt"/>
    </style:style>
    <style:style style:name="P29" style:family="paragraph" style:parent-style-name="Standard">
      <style:paragraph-properties fo:margin-left="0in" fo:margin-right="0in" fo:margin-top="0.0835in" fo:margin-bottom="0.0835in" style:contextual-spacing="false" fo:line-height="100%" fo:text-align="end" style:justify-single-word="false" fo:text-indent="0.25in" style:auto-text-indent="false"/>
      <style:text-properties fo:font-size="12pt" fo:language="vi" fo:country="VN" style:font-size-asian="12pt" style:font-size-complex="12pt"/>
    </style:style>
    <style:style style:name="P30" style:family="paragraph" style:parent-style-name="Standard">
      <style:paragraph-properties fo:margin-left="0in" fo:margin-right="0in" fo:margin-top="0.0835in" fo:margin-bottom="0.0835in" style:contextual-spacing="false" fo:line-height="100%" fo:text-align="end" style:justify-single-word="false" fo:text-indent="0.25in" style:auto-text-indent="false"/>
      <style:text-properties fo:font-size="12pt" fo:language="vi" fo:country="VN" fo:font-style="italic" style:font-size-asian="12pt" style:font-style-asian="italic" style:font-size-complex="12pt"/>
    </style:style>
    <style:style style:name="P31"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nl" fo:country="NL" style:font-size-asian="12pt" style:font-size-complex="12pt"/>
    </style:style>
    <style:style style:name="P32" style:family="paragraph" style:parent-style-name="Standard">
      <style:paragraph-properties fo:margin-top="0.0835in" fo:margin-bottom="0.0835in" style:contextual-spacing="false" fo:line-height="100%" fo:text-align="start" style:justify-single-word="false" fo:orphans="2" fo:widows="2"/>
      <style:text-properties style:font-name="Times New Roman" fo:font-size="12pt" fo:language="en" fo:country="US" fo:font-style="italic" style:letter-kerning="false" style:font-size-asian="12pt" style:language-asian="en" style:country-asian="US" style:font-style-asian="italic" style:font-name-complex="Times New Roman1" style:font-size-complex="12pt" style:language-complex="ar" style:country-complex="SA"/>
    </style:style>
    <style:style style:name="P33" style:family="paragraph" style:parent-style-name="Standard">
      <style:paragraph-properties fo:margin-left="0in" fo:margin-right="0in" fo:margin-top="0.0835in" fo:margin-bottom="0.0835in" style:contextual-spacing="false" fo:line-height="100%" fo:text-align="start" style:justify-single-word="false" fo:orphans="2" fo:widows="2" fo:text-indent="0.25in" style:auto-text-indent="false"/>
      <style:text-properties style:font-name="Times New Roman" fo:font-size="12pt" fo:language="en" fo:country="US" fo:font-style="italic" style:letter-kerning="false" style:font-size-asian="12pt" style:language-asian="en" style:country-asian="US" style:font-style-asian="italic" style:font-name-complex="Times New Roman1" style:font-size-complex="12pt" style:language-complex="ar" style:country-complex="SA"/>
    </style:style>
    <style:style style:name="P34" style:family="paragraph" style:parent-style-name="Standard">
      <style:paragraph-properties fo:margin-top="0.0835in" fo:margin-bottom="0.0835in" style:contextual-spacing="false" fo:line-height="100%" fo:text-align="end" style:justify-single-word="false" fo:orphans="2" fo:widows="2"/>
      <style:text-properties style:font-name="Times New Roman" fo:font-size="12pt" fo:language="en" fo:country="US" fo:font-style="italic" style:letter-kerning="false" style:font-size-asian="12pt" style:language-asian="en" style:country-asian="US" style:font-style-asian="italic" style:font-name-complex="Times New Roman1" style:font-size-complex="12pt" style:language-complex="ar" style:country-complex="SA"/>
    </style:style>
    <style:style style:name="P35" style:family="paragraph" style:parent-style-name="Standard">
      <style:paragraph-properties fo:margin-left="0in" fo:margin-right="0in" fo:margin-top="0.0835in" fo:margin-bottom="0.0835in" style:contextual-spacing="false" fo:line-height="100%" fo:text-align="end" style:justify-single-word="false" fo:orphans="2" fo:widows="2" fo:text-indent="0.25in" style:auto-text-indent="false"/>
      <style:text-properties style:font-name="Times New Roman" fo:language="en" fo:country="US" style:letter-kerning="false" style:language-asian="en" style:country-asian="US" style:font-name-complex="Times New Roman1" style:language-complex="ar" style:country-complex="SA"/>
    </style:style>
    <style:style style:name="P36" style:family="paragraph" style:parent-style-name="Standard">
      <style:paragraph-properties fo:margin-top="0.0835in" fo:margin-bottom="0.0835in" style:contextual-spacing="false" fo:line-height="100%" fo:text-align="end" style:justify-single-word="false" fo:orphans="2" fo:widows="2"/>
      <style:text-properties style:font-name="Times New Roman" fo:language="en" fo:country="US" style:letter-kerning="false" style:language-asian="en" style:country-asian="US" style:font-name-complex="Times New Roman1" style:language-complex="ar" style:country-complex="SA"/>
    </style:style>
    <style:style style:name="P37" style:family="paragraph" style:parent-style-name="Normal">
      <style:paragraph-properties fo:line-height="100%" fo:text-align="start" style:justify-single-word="false" fo:hyphenation-ladder-count="no-limit"/>
      <style:text-properties fo:font-size="13pt" fo:language="vi" fo:country="VN" officeooo:paragraph-rsid="001c2e12" style:font-name-asian="Times New Roman" style:font-size-asian="13pt" style:language-asian="zh" style:country-asian="CN" style:font-size-complex="13pt" fo:hyphenate="false" loext:hyphenation-no-caps="false" loext:hyphenation-no-last-word="false" loext:hyphenation-word-char-count="no-limit" loext:hyphenation-zone="no-limit"/>
    </style:style>
    <style:style style:name="P38" style:family="paragraph" style:parent-style-name="Normal">
      <style:paragraph-properties fo:line-height="100%" fo:text-align="center" style:justify-single-word="false" fo:hyphenation-ladder-count="no-limit"/>
      <style:text-properties officeooo:paragraph-rsid="001c2e12" fo:hyphenate="false" loext:hyphenation-no-caps="false" loext:hyphenation-no-last-word="false" loext:hyphenation-word-char-count="no-limit" loext:hyphenation-zone="no-limit"/>
    </style:style>
    <style:style style:name="P39" style:family="paragraph" style:parent-style-name="Heading_20_2" style:list-style-name="WWNum1">
      <style:paragraph-properties fo:margin-left="0in" fo:margin-right="0in" fo:margin-top="0.0835in" fo:margin-bottom="0.0835in" style:contextual-spacing="false" fo:text-indent="0.25in" style:auto-text-indent="false"/>
    </style:style>
    <style:style style:name="P40"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style>
    <style:style style:name="P41" style:family="paragraph" style:parent-style-name="Heading_20_2" style:list-style-name="">
      <style:paragraph-properties fo:margin-left="0in" fo:margin-right="0in" fo:margin-top="0.0835in" fo:margin-bottom="0.0835in" style:contextual-spacing="false" fo:text-align="justify" style:justify-single-word="false" fo:text-indent="0in" style:auto-text-indent="false"/>
    </style:style>
    <style:style style:name="P42" style:family="paragraph" style:parent-style-name="Heading_20_2" style:list-style-name="">
      <style:paragraph-properties fo:margin-left="0in" fo:margin-right="0in" fo:margin-top="0.0835in" fo:margin-bottom="0.0835in" style:contextual-spacing="false" fo:text-align="justify" style:justify-single-word="false" fo:text-indent="0in" style:auto-text-indent="false"/>
      <style:text-properties fo:font-size="12pt" fo:language="vi" fo:country="VN" style:font-size-asian="12pt"/>
    </style:style>
    <style:style style:name="P43"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fo:color="#000000" loext:opacity="100%" fo:font-size="12pt" fo:language="vi" fo:country="VN" style:font-size-asian="12pt"/>
    </style:style>
    <style:style style:name="P44" style:family="paragraph" style:parent-style-name="Heading_20_3" style:list-style-name="">
      <style:paragraph-properties fo:margin-left="0.5in" fo:margin-right="0in" fo:margin-top="0.0835in" fo:margin-bottom="0.0835in" style:contextual-spacing="false" fo:text-indent="-0.5in" style:auto-text-indent="false"/>
    </style:style>
    <style:style style:name="P45" style:family="paragraph" style:parent-style-name="Heading_20_3" style:list-style-name="">
      <style:paragraph-properties fo:margin-left="0.5in" fo:margin-right="0in" fo:margin-top="0.0835in" fo:margin-bottom="0.0835in" style:contextual-spacing="false" fo:text-indent="-0.5in" style:auto-text-indent="false"/>
      <style:text-properties fo:font-style="normal" fo:font-weight="bold" style:font-style-asian="normal" style:font-weight-asian="bold"/>
    </style:style>
    <style:style style:name="P46" style:family="paragraph" style:parent-style-name="Normal_20__28_Web_29_">
      <loext:graphic-properties draw:fill="solid" draw:fill-color="#ffffff"/>
      <style:paragraph-properties fo:margin-top="0.0835in" fo:margin-bottom="0.0835in" style:contextual-spacing="false" fo:text-align="justify" style:justify-single-word="false" fo:background-color="#ffffff"/>
    </style:style>
    <style:style style:name="P47" style:family="paragraph" style:parent-style-name="Normal_20__28_Web_29_">
      <loext:graphic-properties draw:fill="solid" draw:fill-color="#ffffff"/>
      <style:paragraph-properties fo:margin-top="0.0835in" fo:margin-bottom="0.0835in" style:contextual-spacing="false" fo:background-color="#ffffff"/>
    </style:style>
    <style:style style:name="P48" style:family="paragraph" style:parent-style-name="Normal_20__28_Web_29_">
      <loext:graphic-properties draw:fill="solid" draw:fill-color="#ffffff"/>
      <style:paragraph-properties fo:margin-top="0.0835in" fo:margin-bottom="0.0835in" style:contextual-spacing="false" fo:background-color="#ffffff"/>
      <style:text-properties officeooo:paragraph-rsid="001c2e12"/>
    </style:style>
    <style:style style:name="T1" style:family="text">
      <style:text-properties fo:font-size="12pt" fo:language="vi" fo:country="VN" fo:font-weight="bold" style:font-size-asian="12pt" style:font-weight-asian="bold" style:font-size-complex="12pt"/>
    </style:style>
    <style:style style:name="T2" style:family="text">
      <style:text-properties fo:font-size="12pt" fo:language="vi" fo:country="VN" fo:font-weight="bold" style:font-size-asian="12pt" style:font-weight-asian="bold" style:font-size-complex="12pt" style:font-weight-complex="bold"/>
    </style:style>
    <style:style style:name="T3" style:family="text">
      <style:text-properties fo:font-size="12pt" fo:language="vi" fo:country="VN" fo:font-weight="bold" style:font-size-asian="12pt" style:font-weight-asian="bold" style:font-weight-complex="bold"/>
    </style:style>
    <style:style style:name="T4" style:family="text">
      <style:text-properties fo:font-size="12pt" fo:language="vi" fo:country="VN" style:font-size-asian="12pt"/>
    </style:style>
    <style:style style:name="T5" style:family="text">
      <style:text-properties fo:font-size="12pt" fo:language="vi" fo:country="VN" style:font-size-asian="12pt" style:font-size-complex="12pt"/>
    </style:style>
    <style:style style:name="T6" style:family="text">
      <style:text-properties fo:font-size="12pt" fo:language="vi" fo:country="VN" style:font-size-asian="12pt" style:font-size-complex="12pt" style:font-style-complex="italic"/>
    </style:style>
    <style:style style:name="T7" style:family="text">
      <style:text-properties fo:font-size="12pt" fo:language="vi" fo:country="VN" style:font-size-asian="12pt" style:font-size-complex="12pt" style:font-weight-complex="bold"/>
    </style:style>
    <style:style style:name="T8" style:family="text">
      <style:text-properties fo:font-size="12pt" fo:language="vi" fo:country="VN" officeooo:rsid="001c2e12" style:font-size-asian="12pt" style:font-size-complex="12pt"/>
    </style:style>
    <style:style style:name="T9" style:family="text">
      <style:text-properties fo:font-size="12pt" fo:language="vi" fo:country="VN" officeooo:rsid="001c2e12" style:font-size-asian="12pt" style:language-asian="zh" style:country-asian="CN" style:font-size-complex="12pt"/>
    </style:style>
    <style:style style:name="T10" style:family="text">
      <style:text-properties fo:font-size="12pt" fo:language="vi" fo:country="VN" fo:font-style="italic" style:font-size-asian="12pt" style:font-style-asian="italic" style:font-size-complex="12pt"/>
    </style:style>
    <style:style style:name="T11" style:family="text">
      <style:text-properties fo:font-size="12pt" fo:language="vi" fo:country="VN" fo:font-style="italic" officeooo:rsid="001c7511" style:font-size-asian="12pt" style:font-style-asian="italic" style:font-size-complex="12pt"/>
    </style:style>
    <style:style style:name="T12" style:family="text">
      <style:text-properties fo:font-size="12pt" fo:language="vi" fo:country="VN" style:font-name-asian="Times New Roman1" style:font-size-asian="12pt" style:language-asian="zh" style:country-asian="CN" style:font-size-complex="12pt"/>
    </style:style>
    <style:style style:name="T13" style:family="text">
      <style:text-properties fo:font-size="12pt" fo:language="vi" fo:country="VN" officeooo:rsid="001c2e12" style:font-name-asian="Times New Roman1" style:font-size-asian="12pt" style:language-asian="zh" style:country-asian="CN" style:font-size-complex="12pt"/>
    </style:style>
    <style:style style:name="T14" style:family="text">
      <style:text-properties fo:font-size="12pt" fo:language="vi" fo:country="VN" style:font-name-asian="Times New Roman1" style:font-size-asian="12pt" style:font-size-complex="12pt"/>
    </style:style>
    <style:style style:name="T15" style:family="text">
      <style:text-properties fo:font-size="12pt" fo:language="vi" fo:country="VN" fo:background-color="#f5f5f5" loext:char-shading-value="0"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c2e12" style:font-size-asian="12pt" style:font-weight-asian="bold" style:font-size-complex="12pt" style:font-weight-complex="bold"/>
    </style:style>
    <style:style style:name="T19" style:family="text">
      <style:text-properties fo:font-size="12pt" fo:font-weight="bold" style:font-size-asian="12pt" style:font-weight-asian="bold" style:font-weight-complex="bold"/>
    </style:style>
    <style:style style:name="T20" style:family="text">
      <style:text-properties fo:font-size="12pt" fo:font-weight="bold" style:font-name-asian="Times New Roman1" style:font-size-asian="12pt" style:language-asian="zh" style:country-asian="CN" style:font-weight-asian="bold" style:font-size-complex="12pt"/>
    </style:style>
    <style:style style:name="T21" style:family="text">
      <style:text-properties fo:font-size="12pt" fo:font-weight="bold" officeooo:rsid="001c2e12" style:font-name-asian="Times New Roman1" style:font-size-asian="12pt" style:language-asian="zh" style:country-asian="CN" style:font-weight-asian="bold" style:font-size-complex="12pt"/>
    </style:style>
    <style:style style:name="T22" style:family="text">
      <style:text-properties fo:font-size="12pt" fo:font-weight="bold" officeooo:rsid="001c2e12" style:font-name-asian="Times New Roman1" style:font-size-asian="12pt" style:language-asian="zh" style:country-asian="CN" style:font-weight-asian="bold" style:font-size-complex="12pt" style:font-weight-complex="bold"/>
    </style:style>
    <style:style style:name="T23" style:family="text">
      <style:text-properties fo:font-size="12pt" style:font-size-asian="12pt"/>
    </style:style>
    <style:style style:name="T24" style:family="text">
      <style:text-properties fo:font-size="12pt" style:font-size-asian="12pt" style:font-size-complex="12pt"/>
    </style:style>
    <style:style style:name="T25" style:family="text">
      <style:text-properties fo:font-size="12pt" style:font-size-asian="12pt" style:font-size-complex="12pt" style:font-style-complex="italic"/>
    </style:style>
    <style:style style:name="T26" style:family="text">
      <style:text-properties fo:font-size="12pt" officeooo:rsid="001c2e12" style:font-size-asian="12pt" style:font-size-complex="12pt"/>
    </style:style>
    <style:style style:name="T27" style:family="text">
      <style:text-properties fo:font-size="12pt" officeooo:rsid="001c2e12" style:font-size-asian="12pt" style:font-size-complex="12pt" style:font-weight-complex="bold"/>
    </style:style>
    <style:style style:name="T28" style:family="text">
      <style:text-properties fo:font-size="12pt" style:font-size-asian="12pt" style:language-asian="zh" style:country-asian="CN" style:font-size-complex="12pt"/>
    </style:style>
    <style:style style:name="T29" style:family="text">
      <style:text-properties fo:font-size="12pt" officeooo:rsid="001c2e12" style:font-size-asian="12pt" style:language-asian="zh" style:country-asian="CN" style:font-size-complex="12pt"/>
    </style:style>
    <style:style style:name="T30" style:family="text">
      <style:text-properties fo:font-size="12pt" fo:font-style="italic" style:font-size-asian="12pt" style:font-style-asian="italic" style:font-size-complex="12pt"/>
    </style:style>
    <style:style style:name="T31" style:family="text">
      <style:text-properties fo:font-size="12pt" fo:font-style="italic" style:font-size-asian="12pt" style:language-asian="zh" style:country-asian="CN" style:font-style-asian="italic" style:font-size-complex="12pt" style:font-style-complex="italic"/>
    </style:style>
    <style:style style:name="T32" style:family="text">
      <style:text-properties fo:font-size="12pt" style:font-name-asian="Times New Roman1" style:font-size-asian="12pt" style:language-asian="zh" style:country-asian="CN" style:font-size-complex="12pt"/>
    </style:style>
    <style:style style:name="T33" style:family="text">
      <style:text-properties fo:font-size="12pt" officeooo:rsid="00213310" style:font-name-asian="Times New Roman1" style:font-size-asian="12pt" style:font-size-complex="12pt"/>
    </style:style>
    <style:style style:name="T34" style:family="text">
      <style:text-properties fo:font-size="12pt" officeooo:rsid="001c2e12" style:font-name-asian="Times New Roman1" style:font-size-asian="12pt" style:font-size-complex="12pt"/>
    </style:style>
    <style:style style:name="T35" style:family="text">
      <style:text-properties fo:font-size="12pt" style:font-name-asian="ＭＳ 明朝" style:font-size-asian="12pt" style:language-asian="ja" style:country-asian="JP" style:font-size-complex="12pt"/>
    </style:style>
    <style:style style:name="T36" style:family="text">
      <style:text-properties fo:font-size="12pt" officeooo:rsid="001c2e12" style:font-name-asian="ＭＳ 明朝" style:font-size-asian="12pt" style:language-asian="ja" style:country-asian="JP" style:font-size-complex="12pt"/>
    </style:style>
    <style:style style:name="T37" style:family="text">
      <style:text-properties fo:font-size="12pt" fo:background-color="#ffffff" loext:char-shading-value="0" style:font-size-asian="12pt" style:font-size-complex="12pt"/>
    </style:style>
    <style:style style:name="T38" style:family="text">
      <style:text-properties fo:font-size="12pt" fo:language="nl" fo:country="NL" style:font-size-asian="12pt"/>
    </style:style>
    <style:style style:name="T39" style:family="text">
      <style:text-properties fo:font-size="12pt" fo:language="nl" fo:country="NL" style:font-size-asian="12pt" style:font-size-complex="12pt"/>
    </style:style>
    <style:style style:name="T40" style:family="text">
      <style:text-properties fo:font-size="12pt" fo:language="nl" fo:country="NL" fo:font-weight="bold" style:font-size-asian="12pt" style:font-weight-asian="bold" style:font-size-complex="12pt"/>
    </style:style>
    <style:style style:name="T41" style:family="text">
      <style:text-properties fo:font-size="12pt" fo:font-style="normal" fo:font-weight="bold" officeooo:rsid="001c2e12" style:font-size-asian="12pt" style:font-style-asian="normal" style:font-weight-asian="bold" style:font-size-complex="12pt" style:font-weight-complex="bold"/>
    </style:style>
    <style:style style:name="T42" style:family="text">
      <style:text-properties fo:color="#ff0000" loext:opacity="100%"/>
    </style:style>
    <style:style style:name="T43" style:family="text">
      <style:text-properties fo:color="#ff0000" loext:opacity="100%" fo:font-size="12pt" style:font-size-asian="12pt" style:font-size-complex="12pt"/>
    </style:style>
    <style:style style:name="T44" style:family="text">
      <style:text-properties fo:color="#ff0000" loext:opacity="100%" fo:font-size="12pt" officeooo:rsid="001c2e12" style:font-size-asian="12pt" style:font-size-complex="12pt"/>
    </style:style>
    <style:style style:name="T45" style:family="text">
      <style:text-properties fo:color="#ff0000" loext:opacity="100%" fo:font-size="12pt" fo:language="vi" fo:country="VN" officeooo:rsid="001c2e12" style:font-size-asian="12pt" style:font-size-complex="12pt"/>
    </style:style>
    <style:style style:name="T46" style:family="text">
      <style:text-properties fo:color="#ff0000" loext:opacity="100%" style:font-name="Times New Roman" fo:font-size="13pt" fo:font-weight="normal" officeooo:rsid="003dda0c" style:font-size-asian="13pt" style:language-asian="zh" style:country-asian="CN" style:font-weight-asian="normal" style:font-size-complex="13pt" style:font-weight-complex="normal"/>
    </style:style>
    <style:style style:name="T47" style:family="text">
      <style:text-properties fo:color="#ff0000" loext:opacity="100%" style:font-name="Times New Roman" fo:font-size="13pt" fo:font-weight="normal" officeooo:rsid="004619e0" style:font-size-asian="13pt" style:language-asian="zh" style:country-asian="CN" style:font-weight-asian="normal" style:font-size-complex="13pt" style:font-weight-complex="normal"/>
    </style:style>
    <style:style style:name="T48" style:family="text">
      <style:text-properties fo:color="#ff0000" loext:opacity="100%" style:font-name="Times New Roman" fo:font-size="13pt" fo:font-weight="normal" officeooo:rsid="0047ef1c" style:font-size-asian="13pt" style:language-asian="zh" style:country-asian="CN" style:font-weight-asian="normal" style:font-size-complex="13pt" style:font-weight-complex="normal"/>
    </style:style>
    <style:style style:name="T49" style:family="text">
      <style:text-properties fo:color="#ff0000" loext:opacity="100%" style:font-name="Times New Roman" fo:font-size="13pt" fo:font-weight="normal" officeooo:rsid="0049699b" style:font-size-asian="13pt" style:language-asian="zh" style:country-asian="CN" style:font-weight-asian="normal" style:font-size-complex="13pt" style:font-weight-complex="normal"/>
    </style:style>
    <style:style style:name="T50" style:family="text">
      <style:text-properties fo:color="#ff0000"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51" style:family="text">
      <style:text-properties fo:color="#ff0000"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52" style:family="text">
      <style:text-properties fo:color="#ff0000"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53" style:family="text">
      <style:text-properties fo:color="#ff0000" loext:opacity="100%" style:font-name="Times New Roman" fo:font-size="13pt" fo:language="vi" fo:country="VN" fo:font-weight="normal" officeooo:rsid="003dda0c" style:font-size-asian="13pt" style:language-asian="zh" style:country-asian="CN" style:font-weight-asian="normal" style:font-size-complex="13pt" style:font-weight-complex="normal"/>
    </style:style>
    <style:style style:name="T54" style:family="text">
      <style:text-properties fo:color="#ff0000"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55" style:family="text">
      <style:text-properties fo:color="#ff0000" loext:opacity="100%" style:font-name="Times New Roman" fo:font-size="13pt" fo:language="vi" fo:country="VN" fo:font-weight="normal" officeooo:rsid="0047ef1c" style:font-size-asian="13pt" style:language-asian="zh" style:country-asian="CN" style:font-weight-asian="normal" style:font-size-complex="13pt" style:font-weight-complex="normal"/>
    </style:style>
    <style:style style:name="T56" style:family="text">
      <style:text-properties fo:color="#ff0000" loext:opacity="100%" style:font-name="Times New Roman" fo:font-size="13pt" fo:language="vi" fo:country="VN" fo:font-weight="normal" officeooo:rsid="0049699b" style:font-size-asian="13pt" style:language-asian="zh" style:country-asian="CN" style:font-weight-asian="normal" style:font-size-complex="13pt" style:font-weight-complex="normal"/>
    </style:style>
    <style:style style:name="T57" style:family="text">
      <style:text-properties fo:color="#ff0000" loext:opacity="100%" fo:font-size="13pt" style:font-size-asian="13pt" style:font-size-complex="13pt"/>
    </style:style>
    <style:style style:name="T58" style:family="text">
      <style:text-properties fo:color="#ff0000" loext:opacity="100%" fo:font-size="13pt" officeooo:rsid="0047ef1c" style:font-size-asian="13pt" style:font-size-complex="13pt"/>
    </style:style>
    <style:style style:name="T59" style:family="text">
      <style:text-properties fo:color="#ff0000" loext:opacity="100%" fo:font-size="13pt" officeooo:rsid="000ed940" style:font-size-asian="13pt" style:font-size-complex="13pt"/>
    </style:style>
    <style:style style:name="T60" style:family="text">
      <style:text-properties fo:color="#ff0000" loext:opacity="100%" fo:font-size="13pt" fo:language="vi" fo:country="VN" style:font-size-asian="13pt" style:font-size-complex="13pt"/>
    </style:style>
    <style:style style:name="T61" style:family="text">
      <style:text-properties fo:color="#ff0000" loext:opacity="100%" fo:font-size="13pt" fo:language="vi" fo:country="VN" officeooo:rsid="001adec1" style:font-size-asian="13pt" style:font-size-complex="13pt"/>
    </style:style>
    <style:style style:name="T62" style:family="text">
      <style:text-properties fo:color="#ff0000" loext:opacity="100%" fo:font-size="13pt" fo:language="vi" fo:country="VN" officeooo:rsid="00114a39" style:font-size-asian="13pt" style:font-size-complex="13pt"/>
    </style:style>
    <style:style style:name="T63" style:family="text">
      <style:text-properties fo:color="#000000" loext:opacity="100%" fo:font-size="12pt" style:font-name-asian="Times New Roman1" style:font-size-asian="12pt" style:language-asian="zh" style:country-asian="CN" style:font-size-complex="12pt"/>
    </style:style>
    <style:style style:name="T64" style:family="text">
      <style:text-properties fo:color="#000000" loext:opacity="100%" fo:font-size="12pt" fo:language="vi" fo:country="VN" style:font-size-asian="12pt"/>
    </style:style>
    <style:style style:name="T65" style:family="text">
      <style:text-properties fo:color="#000000" loext:opacity="100%" fo:font-size="12pt" fo:language="vi" fo:country="VN" style:font-size-asian="12pt" style:font-size-complex="12pt"/>
    </style:style>
    <style:style style:name="T66" style:family="text">
      <style:text-properties fo:color="#000000" loext:opacity="100%" fo:font-size="12pt" fo:language="nl" fo:country="NL" fo:background-color="#ffffff" loext:char-shading-value="0" style:font-size-asian="12pt" style:font-size-complex="12pt"/>
    </style:style>
    <style:style style:name="T67" style:family="text">
      <style:text-properties fo:color="#000000" loext:opacity="100%" fo:font-size="12pt" fo:language="nl" fo:country="NL" fo:background-color="#ffffff" loext:char-shading-value="0" style:font-size-asian="12pt" style:font-size-complex="12pt" style:font-style-complex="italic"/>
    </style:style>
    <style:style style:name="T68" style:family="text">
      <style:text-properties fo:color="#000000" loext:opacity="100%" fo:font-size="12pt" officeooo:rsid="001c2e12" style:font-size-asian="12pt" style:font-size-complex="12pt"/>
    </style:style>
    <style:style style:name="T69" style:family="text">
      <style:text-properties fo:color="#000000" loext:opacity="100%" fo:language="vi" fo:country="VN"/>
    </style:style>
    <style:style style:name="T70" style:family="text">
      <style:text-properties fo:color="#000000" loext:opacity="100%" fo:language="vi" fo:country="VN" style:font-weight-complex="bold"/>
    </style:style>
    <style:style style:name="T71" style:family="text">
      <style:text-properties fo:color="#000000" loext:opacity="100%" fo:font-size="13pt" style:font-name-asian="Times New Roman1" style:font-size-asian="13pt" style:language-asian="zh" style:country-asian="CN" style:font-size-complex="13pt" style:font-weight-complex="bold"/>
    </style:style>
    <style:style style:name="T72" style:family="text">
      <style:text-properties fo:color="#000000" loext:opacity="100%" fo:font-size="13pt" officeooo:rsid="00114a39" style:font-name-asian="Times New Roman1" style:font-size-asian="13pt" style:language-asian="zh" style:country-asian="CN" style:font-size-complex="13pt" style:font-weight-complex="bold"/>
    </style:style>
    <style:style style:name="T73" style:family="text">
      <style:text-properties fo:color="#000000" loext:opacity="100%" fo:font-size="13pt" officeooo:rsid="000ed940" style:font-name-asian="Times New Roman1" style:font-size-asian="13pt" style:language-asian="zh" style:country-asian="CN" style:font-size-complex="13pt" style:font-weight-complex="bold"/>
    </style:style>
    <style:style style:name="T74" style:family="text">
      <style:text-properties fo:color="#000000" loext:opacity="100%" fo:font-size="13pt" officeooo:rsid="001c2bbb" style:font-name-asian="Times New Roman1" style:font-size-asian="13pt" style:language-asian="zh" style:country-asian="CN" style:font-size-complex="13pt" style:font-weight-complex="bold"/>
    </style:style>
    <style:style style:name="T75" style:family="text">
      <style:text-properties fo:color="#000000" loext:opacity="100%" fo:font-size="13pt" officeooo:rsid="001ee630" style:font-name-asian="Times New Roman1" style:font-size-asian="13pt" style:language-asian="zh" style:country-asian="CN" style:font-size-complex="13pt" style:font-weight-complex="bold"/>
    </style:style>
    <style:style style:name="T76" style:family="text">
      <style:text-properties fo:font-style="normal" fo:font-weight="bold" style:font-style-asian="normal" style:font-weight-asian="bold"/>
    </style:style>
    <style:style style:name="T77" style:family="text">
      <style:text-properties fo:language="vi" fo:country="VN"/>
    </style:style>
    <style:style style:name="T78" style:family="text">
      <style:text-properties fo:language="vi" fo:country="VN" fo:background-color="#ffffff" loext:char-shading-value="0"/>
    </style:style>
    <style:style style:name="T79" style:family="text">
      <style:text-properties fo:color="#333333" loext:opacity="100%" fo:font-size="12pt" fo:language="vi" fo:country="VN" style:font-name-asian="Times New Roman1" style:font-size-asian="12pt" style:language-asian="vi" style:country-asian="VN" style:font-size-complex="12pt"/>
    </style:style>
    <style:style style:name="T80" style:family="text">
      <style:text-properties fo:color="#222222" loext:opacity="100%" fo:font-size="12pt" fo:language="vi" fo:country="VN" fo:background-color="#ffffff" loext:char-shading-value="0" style:font-size-asian="12pt" style:font-size-complex="12pt"/>
    </style:style>
    <style:style style:name="T81" style:family="text">
      <style:text-properties officeooo:rsid="001c2e12"/>
    </style:style>
    <style:style style:name="T82" style:family="text">
      <style:text-properties fo:font-size="13pt" style:font-size-asian="13pt" style:font-size-complex="13pt"/>
    </style:style>
    <style:style style:name="T83" style:family="text">
      <style:text-properties fo:font-size="13pt" style:font-size-asian="13pt" style:font-size-complex="13pt" style:font-weight-complex="bold"/>
    </style:style>
    <style:style style:name="T84" style:family="text">
      <style:text-properties fo:font-size="13pt" officeooo:rsid="00114a39" style:font-size-asian="13pt" style:font-size-complex="13pt" style:font-weight-complex="bold"/>
    </style:style>
    <style:style style:name="T85" style:family="text">
      <style:text-properties fo:font-size="13pt" officeooo:rsid="000ed940" style:font-size-asian="13pt" style:font-size-complex="13pt" style:font-weight-complex="bold"/>
    </style:style>
    <style:style style:name="T86" style:family="text">
      <style:text-properties fo:font-size="13pt" officeooo:rsid="001c2bbb" style:font-size-asian="13pt" style:font-size-complex="13pt" style:font-weight-complex="bold"/>
    </style:style>
    <style:style style:name="T87" style:family="text">
      <style:text-properties fo:font-size="13pt" officeooo:rsid="001ee630" style:font-size-asian="13pt" style:font-size-complex="13pt" style:font-weight-complex="bold"/>
    </style:style>
    <style:style style:name="T88" style:family="text">
      <style:text-properties fo:font-size="13pt" officeooo:rsid="0049699b" style:font-size-asian="13pt" style:font-size-complex="13pt"/>
    </style:style>
    <style:style style:name="T89" style:family="text">
      <style:text-properties fo:font-size="13pt" officeooo:rsid="001c2e12" style:font-size-asian="13pt" style:font-size-complex="13pt"/>
    </style:style>
    <style:style style:name="T90" style:family="text">
      <style:text-properties fo:font-size="13pt" style:font-size-asian="13pt" style:language-asian="zh" style:country-asian="CN" style:font-size-complex="13pt"/>
    </style:style>
    <style:style style:name="T91" style:family="text">
      <style:text-properties fo:font-size="13pt" fo:language="vi" fo:country="VN" style:font-name-asian="Times New Roman" style:font-size-asian="13pt" style:language-asian="zh" style:country-asian="CN" style:font-size-complex="13pt"/>
    </style:style>
    <style:style style:name="T92" style:family="text">
      <style:text-properties fo:font-size="13pt" fo:language="vi" fo:country="VN" officeooo:rsid="00213310" style:font-name-asian="Times New Roman" style:font-size-asian="13pt" style:language-asian="zh" style:country-asian="CN" style:font-size-complex="13pt"/>
    </style:style>
    <style:style style:name="T93" style:family="text">
      <style:text-properties fo:font-size="13pt" fo:language="vi" fo:country="VN" officeooo:rsid="000ed940" style:font-name-asian="Times New Roman" style:font-size-asian="13pt" style:language-asian="zh" style:country-asian="CN" style:font-size-complex="13pt"/>
    </style:style>
    <style:style style:name="T94" style:family="text">
      <style:text-properties fo:font-size="13pt" fo:language="vi" fo:country="VN" officeooo:rsid="00228ba4" style:font-name-asian="Times New Roman" style:font-size-asian="13pt" style:language-asian="zh" style:country-asian="CN" style:font-size-complex="13pt"/>
    </style:style>
    <style:style style:name="T95" style:family="text">
      <style:text-properties fo:font-size="13pt" style:font-name-asian="Times New Roman" style:font-size-asian="13pt" style:font-size-complex="13pt"/>
    </style:style>
    <style:style style:name="T96" style:family="text">
      <style:text-properties style:font-name="Times New Roman" fo:font-size="13pt" fo:language="vi" fo:country="VN" officeooo:rsid="00213310" style:font-name-asian="Times New Roman" style:font-size-asian="13pt" style:language-asian="zh" style:country-asian="CN" style:font-size-complex="13pt"/>
    </style:style>
    <style:style style:name="T97" style:family="text">
      <style:text-properties style:font-name="Times New Roman" fo:font-size="12pt" officeooo:rsid="00213310" style:font-name-asian="Times New Roman1" style:font-size-asian="12pt" style:font-size-complex="12pt"/>
    </style:style>
    <style:style style:name="T98" style:family="text">
      <style:text-properties fo:color="#c9211e"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99" style:family="text">
      <style:text-properties fo:color="#c9211e"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00" style:family="text">
      <style:text-properties fo:color="#c9211e"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01" style:family="text">
      <style:text-properties fo:color="#c9211e"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102" style:family="text">
      <style:text-properties fo:color="#c9211e" loext:opacity="100%" style:font-name="Times New Roman" fo:font-size="13pt" fo:language="vi" fo:country="VN" fo:font-weight="normal" officeooo:rsid="0049699b" style:font-size-asian="13pt" style:language-asian="zh" style:country-asian="CN" style:font-weight-asian="normal" style:font-size-complex="13pt" style:font-weight-complex="normal"/>
    </style:style>
    <style:style style:name="T103" style:family="text">
      <style:text-properties fo:color="#c9211e" loext:opacity="100%" style:font-name="Times New Roman" fo:font-size="13pt" fo:language="vi" fo:country="VN" fo:font-weight="normal" officeooo:rsid="001adec1" style:font-name-asian="Times New Roman" style:font-size-asian="13pt" style:language-asian="zh" style:country-asian="CN" style:font-weight-asian="normal" style:font-size-complex="13pt" style:font-weight-complex="normal"/>
    </style:style>
    <style:style style:name="T104" style:family="text">
      <style:text-properties fo:color="#c9211e" loext:opacity="100%" style:font-name="Times New Roman" fo:font-size="13pt" fo:language="vi" fo:country="VN" fo:font-weight="normal" officeooo:rsid="00114a39" style:font-name-asian="Times New Roman" style:font-size-asian="13pt" style:language-asian="zh" style:country-asian="CN" style:font-weight-asian="normal" style:font-size-complex="13pt" style:font-weight-complex="normal"/>
    </style:style>
    <style:style style:name="T105" style:family="text">
      <style:text-properties fo:color="#c9211e" loext:opacity="100%" style:font-name="Times New Roman" fo:font-size="13pt" fo:language="vi" fo:country="VN" fo:font-weight="normal" officeooo:rsid="00230be1" style:font-name-asian="Times New Roman" style:font-size-asian="13pt" style:language-asian="zh" style:country-asian="CN" style:font-weight-asian="normal" style:font-size-complex="13pt" style:font-weight-complex="normal"/>
    </style:style>
    <style:style style:name="T106" style:family="text">
      <style:text-properties fo:color="#c9211e" loext:opacity="100%" style:font-name="Times New Roman" fo:font-size="13pt" fo:language="vi" fo:country="VN" fo:font-weight="normal" officeooo:rsid="0049699b" style:font-name-asian="Times New Roman" style:font-size-asian="13pt" style:language-asian="zh" style:country-asian="CN" style:font-weight-asian="normal" style:font-size-complex="13pt" style:font-weight-complex="normal"/>
    </style:style>
    <style:style style:name="T107" style:family="text">
      <style:text-properties fo:color="#c9211e" loext:opacity="100%" style:font-name="Times New Roman" fo:font-size="13pt" fo:language="vi" fo:country="VN" fo:font-weight="normal" officeooo:rsid="004ae26d" style:font-name-asian="Times New Roman" style:font-size-asian="13pt" style:language-asian="zh" style:country-asian="CN" style:font-weight-asian="normal" style:font-size-complex="13pt" style:font-weight-complex="normal"/>
    </style:style>
    <style:style style:name="T108" style:family="text">
      <style:text-properties fo:color="#c9211e" loext:opacity="100%" fo:font-size="13pt" style:font-size-asian="13pt" style:font-size-complex="13pt"/>
    </style:style>
    <style:style style:name="T109" style:family="text">
      <style:text-properties fo:color="#c9211e" loext:opacity="100%" fo:font-size="13pt" officeooo:rsid="005fa1c6" style:font-size-asian="13pt" style:font-size-complex="13pt"/>
    </style:style>
    <style:style style:name="T110" style:family="text">
      <style:text-properties fo:color="#c9211e" loext:opacity="100%" fo:font-size="13pt" style:font-name-asian="Times New Roman1" style:font-size-asian="13pt" style:language-asian="zh" style:country-asian="CN" style:font-size-complex="13pt"/>
    </style:style>
    <style:style style:name="T111" style:family="text">
      <style:text-properties fo:color="#c9211e" loext:opacity="100%" fo:font-size="13pt" officeooo:rsid="005fa1c6" style:font-name-asian="Times New Roman1" style:font-size-asian="13pt" style:language-asian="zh" style:country-asian="CN" style:font-size-complex="13pt"/>
    </style:style>
    <style:style style:name="T112" style:family="text">
      <style:text-properties fo:color="#ff4000" loext:opacity="100%" fo:font-size="13pt" fo:language="vi" fo:country="VN" style:font-size-asian="13pt" style:font-size-complex="13pt" style:font-weight-complex="bold"/>
    </style:style>
    <style:style style:name="T113" style:family="text">
      <style:text-properties fo:color="#ff4000" loext:opacity="100%" fo:font-size="13pt" fo:language="vi" fo:country="VN" officeooo:rsid="001adec1" style:font-size-asian="13pt" style:font-size-complex="13pt" style:font-weight-complex="bold"/>
    </style:style>
    <style:style style:name="T114" style:family="text">
      <style:text-properties fo:color="#ff4000" loext:opacity="100%" fo:font-size="13pt" fo:language="vi" fo:country="VN" officeooo:rsid="00114a39" style:font-size-asian="13pt" style:font-size-complex="13pt" style:font-weight-complex="bold"/>
    </style:style>
    <style:style style:name="T115" style:family="text">
      <style:text-properties fo:color="#ff4000" loext:opacity="100%" fo:font-size="13pt" style:font-size-asian="13pt" style:font-size-complex="13pt" style:font-weight-complex="bold"/>
    </style:style>
    <style:style style:name="T116" style:family="text">
      <style:text-properties fo:color="#ff4000" loext:opacity="100%" fo:font-size="13pt" officeooo:rsid="000ed940" style:font-size-asian="13pt" style:font-size-complex="13pt" style:font-weight-complex="bold"/>
    </style:style>
    <style:style style:name="T117" style:family="text">
      <style:text-properties fo:color="#ff4000" loext:opacity="100%" fo:font-size="13pt" officeooo:rsid="00147b18" style:font-size-asian="13pt" style:font-size-complex="13pt" style:font-weight-complex="bold"/>
    </style:style>
    <style:style style:name="T118" style:family="text">
      <style:text-properties fo:color="#bf0041" loext:opacity="100%" officeooo:rsid="001c2e12"/>
    </style:style>
    <style:style style:name="T119" style:family="text">
      <style:text-properties fo:color="#bf0041" loext:opacity="100%" fo:font-size="13pt" officeooo:rsid="0047ef1c" style:font-size-asian="13pt" style:font-size-complex="13pt"/>
    </style:style>
    <style:style style:name="T120" style:family="text">
      <style:text-properties fo:color="#bf0041" loext:opacity="100%" fo:font-size="13pt" officeooo:rsid="001c2e12"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span text:style-name="T1">CỘNG HOÀ XÃ HỘI CHỦ NGHĨA VIỆT NAM</text:span></text:p>
      <text:p text:style-name="P4" loext:marker-style-name="T16"><text:span text:style-name="T16">Độc lập - Tự do - Hạnh phúc</text:span><text:span text:style-name="T16"/></text:p>
      <text:p text:style-name="P4" loext:marker-style-name="T5"><text:span text:style-name="T5">–––––––––––––––––––––––</text:span><text:span text:style-name="T5"/></text:p>
      <text:p text:style-name="P10" loext:marker-style-name="T17"><text:span text:style-name="T17">ĐIỀU LỆ</text:span><text:span text:style-name="T18">{#cc = d.create_company.approve}{#n=d.create_company.approve.core}{#o=d.create_company.approve.origin_person}</text:span></text:p>
      <text:p text:style-name="P5" loext:marker-style-name="T20"><text:span text:style-name="T20">{</text:span><text:span text:style-name="T21">$</text:span><text:span text:style-name="T22">cc.</text:span><text:span text:style-name="T20">core.name:</text:span><text:span text:style-name="T21">upperCase()</text:span><text:span text:style-name="T20">}</text:span></text:p>
      <text:p text:style-name="P21" loext:marker-style-name="T24"/>
      <text:p text:style-name="P16" loext:marker-style-name="T24"><text:span text:style-name="T43">{</text:span><text:span text:style-name="T44">$o[present_person= 'organization']..[i]</text:span><text:span text:style-name="T43">}</text:span><text:span text:style-name="T24">Tên tổ chức (ghi bằng chữ in hoa): {</text:span><text:span text:style-name="T68">$o[present_person= 'organization']..[i].</text:span><text:span text:style-name="T24">organization.name | upper}</text:span></text:p>
      <text:p text:style-name="P20" loext:marker-style-name="T24"><text:span text:style-name="T24">Mã số doanh nghiệp: {</text:span><text:span text:style-name="T68">$o[present_person= 'organization']..[i].</text:span><text:span text:style-name="T63">organization.mst</text:span><text:span text:style-name="T24">}</text:span></text:p>
      <text:p text:style-name="P16" loext:marker-style-name="T43"><text:span text:style-name="T24">Ngày cấp: {</text:span><text:span text:style-name="T68">$o[present_person= 'organization']..[i].</text:span><text:span text:style-name="T24">organization.doc_time_provide</text:span><text:span text:style-name="Default_20_Paragraph_20_Font"><text:span text:style-name="T83">:</text:span></text:span><text:span text:style-name="Default_20_Paragraph_20_Font"><text:span text:style-name="T84">convDate</text:span></text:span><text:span text:style-name="Default_20_Paragraph_20_Font"><text:span text:style-name="T85">(</text:span></text:span><text:span text:style-name="Default_20_Paragraph_20_Font"><text:span text:style-name="T86">YYYY-MM-DD</text:span></text:span><text:span text:style-name="Default_20_Paragraph_20_Font"><text:span text:style-name="T84">,</text:span></text:span><text:span text:style-name="Default_20_Paragraph_20_Font"><text:span text:style-name="T87">DD/MM/YYYY</text:span></text:span><text:span text:style-name="Default_20_Paragraph_20_Font"><text:span text:style-name="T85">)</text:span></text:span><text:span text:style-name="T24">} <text:s text:c="5"/>Cơ quan cấp: Sở kế hoạch và đầu tư {</text:span><text:span text:style-name="T68">$o[present_person= 'organization']..[i].</text:span><text:span text:style-name="T24">organization.doc_place_provide.city}</text:span><text:span text:style-name="T43">{</text:span><text:span text:style-name="T44">$o[present_person= 'organization']..[i-1]</text:span><text:span text:style-name="T43">}</text:span></text:p>
      <text:p text:style-name="P20" loext:marker-style-name="T24"><text:span text:style-name="T24">Là Chủ sở hữu của </text:span><text:span text:style-name="T5">{</text:span><text:span text:style-name="T8">$n.</text:span><text:span text:style-name="T5">name:</text:span><text:span text:style-name="T8">upperCase()</text:span><text:span text:style-name="T5">}</text:span><text:span text:style-name="T24"> đồng ý ký tên và chấp thuận thành lập Công ty TNHH {</text:span><text:span text:style-name="T26">$n.</text:span><text:span text:style-name="T24">name} với Đ</text:span><text:span text:style-name="T5">iều lệ </text:span><text:span text:style-name="T24">được thông qua</text:span><text:span text:style-name="T5"> theo quy định của </text:span><text:span text:style-name="T24">Luật Doanh nghiệp số 59/2020/QH14</text:span><text:span text:style-name="T30"> </text:span><text:span text:style-name="T24">được</text:span><text:span text:style-name="T5"> Quốc Hội nước </text:span><text:span text:style-name="T24">Cộ</text:span><text:span text:style-name="T5">ng hòa </text:span><text:span text:style-name="T24">X</text:span><text:span text:style-name="T5">ã hội </text:span><text:span text:style-name="T24">C</text:span><text:span text:style-name="T5">hủ nghĩa Việt Nam thông qua </text:span><text:span text:style-name="T6">ngày </text:span><text:span text:style-name="T25">17/6/2020</text:span><text:span text:style-name="T5">, gồm các điều, khoản của Điều lệ này như sau</text:span><text:span text:style-name="T24">:</text:span><text:span text:style-name="T43"> </text:span></text:p>
      <text:p text:style-name="P21" loext:marker-style-name="T24"/>
      <text:list text:style-name="WWNum1">
        <text:list-item>
          <text:list>
            <text:list-item>
              <text:h text:style-name="P39" text:outline-level="2" loext:marker-style-name="T4"><text:span text:style-name="T4">C</text:span><text:span text:style-name="T23">hương</text:span><text:span text:style-name="T4"> I</text:span></text:h>
            </text:list-item>
          </text:list>
        </text:list-item>
      </text:list>
      <text:p text:style-name="P4" loext:marker-style-name="T5"><text:span text:style-name="T2"><text:s/>QUY ĐỊNH CHUNG</text:span><text:span text:style-name="T2"/></text:p>
      <text:h text:style-name="P40" text:outline-level="2" loext:marker-style-name="T4"><text:span text:style-name="T4">Điều 1. Tư cách pháp nhân, phạm vi trách nhiệm, thời hạn hoạt động</text:span><text:span text:style-name="T4"/></text:h>
      <text:p text:style-name="P17" loext:marker-style-name="T10"><text:span text:style-name="T5">1. Công ty là một pháp nhân độc lập và có tư cách pháp nhân theo Luật pháp Việt Nam. Tất cả hoạt động của Công ty được điều chỉnh bởi Luật pháp Việt Nam và theo các quy định tại Giấy chứng nhận đăng ký doanh nghiệp, Điều lệ này và bất kỳ giấy phép hoặc cấp phép của Cơ quan Nhà nước, cần thiết cho hoạt động kinh doanh của Công ty. </text:span><text:span text:style-name="T10"/></text:p>
      <text:p text:style-name="P17" loext:marker-style-name="T5"><text:span text:style-name="T5">2. Chủ sở hữu chịu trách nhiệm về các khoản nợ và các nghĩa vụ tài sản khác của doanh nghiệp trong phạm vi số vốn điều lệ của doanh nghiệp.</text:span><text:span text:style-name="T5"/></text:p>
      <text:p text:style-name="P17" loext:marker-style-name="T5"><text:span text:style-name="T5">3. Thời hạn hoạt động của công ty là: … năm kể từ ngày được cơ quan đăng ký kinh doanh cấp Giấy chứng nhận đăng ký doanh nghiệp. Công ty có thể chấm dứt hoạt động trước thời hạn hoặc kéo dài thêm thời gian hoạt động theo quyết định của Chủ sở hữu hoặc theo quy định của pháp luật.</text:span><text:span text:style-name="T5"/></text:p>
      <text:h text:style-name="P45" text:outline-level="3" loext:marker-style-name="T76"/>
      <text:h text:style-name="P44" text:outline-level="3" loext:marker-style-name="T76"><text:span text:style-name="T76">Điều 2. Tên Doanh nghiệp</text:span><text:span text:style-name="T76"/></text:h>
      <text:p text:style-name="P18" loext:marker-style-name="T28"><text:span text:style-name="T28">Tên công ty viết bằng tiếng Việt (</text:span><text:span text:style-name="T31">ghi bằng chữ in hoa</text:span><text:span text:style-name="T28">): {</text:span><text:span text:style-name="T29">$n.</text:span><text:span text:style-name="T28">name:</text:span><text:span text:style-name="T9">upperCase()</text:span><text:span text:style-name="T28">}</text:span></text:p>
      <text:p text:style-name="P13" loext:marker-style-name="T28"><text:span text:style-name="T28">Tên công ty viết bằng tiếng nước ngoài (</text:span><text:span text:style-name="T31">nếu có</text:span><text:span text:style-name="T28">): {</text:span><text:span text:style-name="T29">$n.</text:span><text:span text:style-name="T28">name_en:</text:span><text:span text:style-name="T9">upperCase()</text:span><text:span text:style-name="T28">}</text:span></text:p>
      <text:p text:style-name="P13" loext:marker-style-name="T28"><text:span text:style-name="T28">Tên công ty viết tắt (</text:span><text:span text:style-name="T31">nếu có</text:span><text:span text:style-name="T28">): {</text:span><text:span text:style-name="T29">$n.</text:span><text:span text:style-name="T28">name_vn:</text:span><text:span text:style-name="T9">upperCase()</text:span><text:span text:style-name="T28">}</text:span></text:p>
      <text:h text:style-name="P45" text:outline-level="3" loext:marker-style-name="T76"><text:soft-page-break/></text:h>
      <text:h text:style-name="P44" text:outline-level="3" loext:marker-style-name="T76"><text:span text:style-name="T76">Điều 3. Trụ sở chính và địa chỉ chi nhánh, văn phòng đại diện</text:span><text:span text:style-name="T76"/></text:h>
      <text:p text:style-name="P13" loext:marker-style-name="T5"><text:span text:style-name="T5">Địa chỉ trụ sở chính: {</text:span><text:span text:style-name="T8">$n.</text:span><text:span text:style-name="T5">address.address}, {</text:span><text:span text:style-name="T8">$n.</text:span><text:span text:style-name="T5">address.town}, {</text:span><text:span text:style-name="T8">$n.</text:span><text:span text:style-name="T5">address.district}, {</text:span><text:span text:style-name="T8">$n.</text:span><text:span text:style-name="T5">address.city}.</text:span></text:p>
      <text:p text:style-name="P12" loext:marker-style-name="T28"><text:span text:style-name="T5">Địa chỉ chi nhánh</text:span><text:span text:style-name="T24"> </text:span><text:span text:style-name="T28">(</text:span><text:span text:style-name="T31">nếu có</text:span><text:span text:style-name="T28">): </text:span><text:span text:style-name="T24">…………………………………………………………………..</text:span></text:p>
      <text:p text:style-name="P12" loext:marker-style-name="T28"><text:span text:style-name="T5">Địa chỉ văn phòng đại diện</text:span><text:span text:style-name="T24"> </text:span><text:span text:style-name="T28">(</text:span><text:span text:style-name="T31">nếu có</text:span><text:span text:style-name="T28">):</text:span><text:span text:style-name="T24"> …………………………………………………………</text:span></text:p>
      <text:p text:style-name="P11" loext:marker-style-name="T17"><text:span text:style-name="T27">{#mc=d.create_company.approve.company_main_career}{#oc=d.create_company.approve.company_opt_career}</text:span></text:p>
      <text:h text:style-name="P44" text:outline-level="3" loext:marker-style-name="T76"><text:span text:style-name="T76">Điều 4. Ngành, nghề kinh doanh</text:span><text:span text:style-name="T4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loext:marker-style-name="T32"><text:span text:style-name="T32">STT</text:span><text:span text:style-name="T32"/></text:p>
          </table:table-cell>
          <table:table-cell table:style-name="Table1.A1" office:value-type="string">
            <text:p text:style-name="P6" loext:marker-style-name="T32"><text:span text:style-name="T32">Tên ngành</text:span><text:span text:style-name="T32"/></text:p>
          </table:table-cell>
          <table:table-cell table:style-name="Table1.C1" office:value-type="string">
            <text:p text:style-name="P6" loext:marker-style-name="T32"><text:span text:style-name="T32">Mã ngành</text:span><text:span text:style-name="T32"/></text:p>
          </table:table-cell>
          <table:table-cell table:style-name="Table1.C1" office:value-type="string">
            <text:p text:style-name="P6" loext:marker-style-name="T32"><text:span text:style-name="T32">Ngành chính</text:span><text:span text:style-name="T32"/></text:p>
          </table:table-cell>
        </table:table-row>
        <table:table-row table:style-name="Table1.1">
          <table:table-cell table:style-name="Table1.A1" office:value-type="string">
            <text:p text:style-name="P7" loext:marker-style-name="T32"><text:span text:style-name="T32">1</text:span><text:span text:style-name="T32"/></text:p>
          </table:table-cell>
          <table:table-cell table:style-name="Table1.A1" office:value-type="string">
            <text:p text:style-name="P14" loext:marker-style-name="T32"><text:span text:style-name="T35">{</text:span><text:span text:style-name="T36">$mc</text:span><text:span text:style-name="T35">.name}</text:span></text:p>
          </table:table-cell>
          <table:table-cell table:style-name="Table1.C1" office:value-type="string">
            <text:p text:style-name="P8" loext:marker-style-name="T12"><text:span text:style-name="T35">{</text:span><text:span text:style-name="T36">$mc.</text:span><text:span text:style-name="T35">code}</text:span></text:p>
          </table:table-cell>
          <table:table-cell table:style-name="Table1.C1" office:value-type="string">
            <text:p text:style-name="P7" loext:marker-style-name="T32"><text:span text:style-name="T32">X</text:span><text:span text:style-name="T32"/></text:p>
          </table:table-cell>
        </table:table-row>
        <table:table-row table:style-name="Table1.3">
          <table:table-cell table:style-name="Table1.A1" office:value-type="string">
            <text:p text:style-name="P8" loext:marker-style-name="T12"><text:span text:style-name="T12">{</text:span><text:span text:style-name="T13">$oc:if<text:line-break/>NEM():showBegin</text:span><text:span text:style-name="T12">}</text:span><text:span text:style-name="Default_20_Paragraph_20_Font"><text:span text:style-name="T92">{$</text:span></text:span><text:span text:style-name="Default_20_Paragraph_20_Font"><text:span text:style-name="T13">oc[</text:span></text:span><text:span text:style-name="Default_20_Paragraph_20_Font"><text:span text:style-name="T96">i]</text:span></text:span><text:span text:style-name="Default_20_Paragraph_20_Font"><text:span text:style-name="T93">:add(i)</text:span></text:span><text:span text:style-name="Default_20_Paragraph_20_Font"><text:span text:style-name="T92">}</text:span></text:span></text:p>
          </table:table-cell>
          <table:table-cell table:style-name="Table1.A1" office:value-type="string">
            <text:p text:style-name="P37"><text:span text:style-name="T12">{</text:span><text:span text:style-name="Default_20_Paragraph_20_Font"><text:span text:style-name="T33">$</text:span></text:span><text:span text:style-name="Default_20_Paragraph_20_Font"><text:span text:style-name="T34">oc</text:span></text:span><text:span text:style-name="Default_20_Paragraph_20_Font"><text:span text:style-name="T97">[i]</text:span></text:span><text:span text:style-name="T12">.name}</text:span></text:p>
          </table:table-cell>
          <table:table-cell table:style-name="Table1.C1" office:value-type="string">
            <text:p text:style-name="P37"><text:span text:style-name="T32">{</text:span><text:span text:style-name="Default_20_Paragraph_20_Font"><text:span text:style-name="T33">$</text:span></text:span><text:span text:style-name="Default_20_Paragraph_20_Font"><text:span text:style-name="T34">oc</text:span></text:span><text:span text:style-name="Default_20_Paragraph_20_Font"><text:span text:style-name="T97">[i]</text:span></text:span><text:span text:style-name="T32">.name}</text:span></text:p>
          </table:table-cell>
          <table:table-cell table:style-name="Table1.C1" office:value-type="string">
            <text:p text:style-name="P38"><text:span text:style-name="Default_20_Paragraph_20_Font"><text:span text:style-name="T91">{</text:span></text:span><text:span text:style-name="Default_20_Paragraph_20_Font"><text:span text:style-name="T92">$</text:span></text:span><text:span text:style-name="Default_20_Paragraph_20_Font"><text:span text:style-name="T13">oc</text:span></text:span><text:span text:style-name="Default_20_Paragraph_20_Font"><text:span text:style-name="T92">:show</text:span></text:span><text:span text:style-name="Default_20_Paragraph_20_Font"><text:span text:style-name="T94">End</text:span></text:span><text:span text:style-name="Default_20_Paragraph_20_Font"><text:span text:style-name="T91">}</text:span></text:span></text:p>
          </table:table-cell>
        </table:table-row>
      </table:table>
      <text:p text:style-name="P22" loext:marker-style-name="T17"/>
      <text:h text:style-name="P40" text:outline-level="2" loext:marker-style-name="T23"><text:span text:style-name="T23">Điều 5. Người đại diện theo pháp luật</text:span><text:span text:style-name="T23"/></text:h>
      <text:p text:style-name="P48"><text:span text:style-name="T42">{</text:span><text:span text:style-name="Default_20_Paragraph_20_Font"><text:span text:style-name="T50">$</text:span></text:span><text:span text:style-name="Default_20_Paragraph_20_Font"><text:span text:style-name="T51">cc</text:span></text:span><text:span text:style-name="Default_20_Paragraph_20_Font"><text:span text:style-name="T52">.legal_respon</text:span></text:span><text:span text:style-name="Default_20_Paragraph_20_Font"><text:span text:style-name="T46">:len():</text:span></text:span><text:span text:style-name="Default_20_Paragraph_20_Font"><text:span text:style-name="T47">ifEQ(1):</text:span></text:span><text:span text:style-name="Default_20_Paragraph_20_Font"><text:span text:style-name="T48">showBegin</text:span></text:span><text:span text:style-name="T42">}</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101">[i]</text:span></text:span>}1. Số lượng người đại diện theo pháp luật: Công ty có 01 người là người đại diện theo pháp luật, chức danh: {<text:span text:style-name="T81">$cc.legal_respon[i].</text:span>title}.</text:p>
      <text:p text:style-name="P48">Họ và tên người đại diện theo pháp luật: {<text:span text:style-name="T81">$cc.legal_respon[i].title:upperCase()</text:span>} <text:s text:c="2"/>Giới tính: {<text:span text:style-name="T81">$cc.legal_respon[i].</text:span>gender} {<text:span text:style-name="T81">$cc.legal_respon[i-1]</text:span>}<text:span text:style-name="T81">{$cc.legal_respon:showEnd}</text:span><text:span text:style-name="T42">{</text:span><text:span text:style-name="Default_20_Paragraph_20_Font"><text:span text:style-name="T50">$</text:span></text:span><text:span text:style-name="Default_20_Paragraph_20_Font"><text:span text:style-name="T51">cc</text:span></text:span><text:span text:style-name="Default_20_Paragraph_20_Font"><text:span text:style-name="T52">.legal_respon</text:span></text:span><text:span text:style-name="Default_20_Paragraph_20_Font"><text:span text:style-name="T46">:len():</text:span></text:span><text:span text:style-name="Default_20_Paragraph_20_Font"><text:span text:style-name="T47">if</text:span></text:span><text:span text:style-name="Default_20_Paragraph_20_Font"><text:span text:style-name="T49">GT(</text:span></text:span><text:span text:style-name="Default_20_Paragraph_20_Font"><text:span text:style-name="T47">1):</text:span></text:span><text:span text:style-name="Default_20_Paragraph_20_Font"><text:span text:style-name="T48">showBegin</text:span></text:span><text:span text:style-name="T42">}</text:span><text:span text:style-name="T118">{$cc.legal_respon[i]}</text:span><text:span text:style-name="T119">{</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102">[i=0]</text:span></text:span><text:span text:style-name="T120">}</text:span>1. Số lượng người đại diện theo pháp luật: Công ty có <text:span text:style-name="T82">{</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102">len()</text:span></text:span><text:span text:style-name="T90">}</text:span> người là người đại diện theo pháp luật.</text:p>
      <text:p text:style-name="P2">2. Người đại diện pháp luật:</text:p>
      <text:p text:style-name="P48"><text:span text:style-name="T95">{</text:span><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0]:show(‘a.’)</text:span></text:span><text:span text:style-name="T95">}{</text:span><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1]:show(‘b.’)</text:span></text:span><text:span text:style-name="T95">}{</text:span><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2]:show(‘c.’)</text:span></text:span><text:span text:style-name="T95">}</text:span>Họ và tên người đại diện theo pháp luật thứ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index</text:span></text:span><text:span text:style-name="Default_20_Paragraph_20_Font"><text:span text:style-name="T105">:</text:span></text:span><text:span text:style-name="Default_20_Paragraph_20_Font"><text:span text:style-name="T107">c</text:span></text:span><text:span text:style-name="Default_20_Paragraph_20_Font"><text:span text:style-name="T106">ount()</text:span></text:span>}: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name:</text:span><text:span text:style-name="T88">upperCase()</text:span>}<text:tab/>Giới tính: {<text:span text:style-name="T81">$</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9">.gender</text:span>}</text:p>
      <text:p text:style-name="P48">Chức danh: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itle</text:span>}</text:p>
      <text:p text:style-name="P48"><text:soft-page-break/>Sinh ngày: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birth_day:</text:span><text:span text:style-name="T88">convDate(YYYY-MM-DD,DD/MM/YYYY)</text:span>}<text:tab/>Dân tộc: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per_type</text:span>} <text:s text:c="3"/>Quốc tịch: Việt Nam</text:p>
      <text:p text:style-name="P48">Loại giấy tờ pháp lý: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doc_type}</text:p>
      <text:p text:style-name="P48">Số giấy tờ pháp lý: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doc_code}<text:tab/>Ngày cấp: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doc_time_provide<text:span text:style-name="T82">:</text:span><text:span text:style-name="T88">convDate(YYYY-MM-DD,DD/MM/YYYY)</text:span>} <text:s text:c="6"/>Nơi cấp: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doc_place_provide}</text:p>
      <text:p text:style-name="P48">Địa chỉ thường trú: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urrent.address},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urrent.town},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urrent.district},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urrent.city}.</text:p>
      <text:p text:style-name="P48">Địa chỉ liên lạc: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ontact.address},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ontact.town},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ontact.district}, {<text:span text:style-name="Default_20_Paragraph_20_Font"><text:span text:style-name="T103">$</text:span></text:span><text:span text:style-name="Default_20_Paragraph_20_Font"><text:span text:style-name="T104">cc</text:span></text:span><text:span text:style-name="Default_20_Paragraph_20_Font"><text:span text:style-name="T105">.legal_respon</text:span></text:span><text:span text:style-name="Default_20_Paragraph_20_Font"><text:span text:style-name="T106">[i]</text:span></text:span><text:span text:style-name="T82">.</text:span>contact.city}.<text:span text:style-name="T82">{</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101">[i-1]</text:span></text:span><text:span text:style-name="T82">}<text:line-break/></text:span><text:span text:style-name="T89">{</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47">:</text:span></text:span><text:span text:style-name="Default_20_Paragraph_20_Font"><text:span text:style-name="T48">showEnd</text:span></text:span><text:span text:style-name="T89">}<text:line-break/>{$</text:span><text:span text:style-name="Default_20_Paragraph_20_Font"><text:span text:style-name="T99">cc</text:span></text:span><text:span text:style-name="Default_20_Paragraph_20_Font"><text:span text:style-name="T100">.legal_respon</text:span></text:span><text:span text:style-name="Default_20_Paragraph_20_Font"><text:span text:style-name="T53">:len():</text:span></text:span><text:span text:style-name="Default_20_Paragraph_20_Font"><text:span text:style-name="T54">ifEQ(1):</text:span></text:span><text:span text:style-name="Default_20_Paragraph_20_Font"><text:span text:style-name="T55">showBegin</text:span></text:span><text:span text:style-name="T89">}</text:span></text:p>
      <text:p text:style-name="P48"><text:span text:style-name="T89">2. Quyền và nghĩa vụ của người đại diện theo pháp luật:</text:span></text:p>
      <text:p text:style-name="P48">{<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47">:</text:span></text:span><text:span text:style-name="Default_20_Paragraph_20_Font"><text:span text:style-name="T48">showEnd</text:span></text:span>}<text:line-break/>{<text:span text:style-name="T81">$</text:span><text:span text:style-name="Default_20_Paragraph_20_Font"><text:span text:style-name="T99">cc</text:span></text:span><text:span text:style-name="Default_20_Paragraph_20_Font"><text:span text:style-name="T100">.legal_respon</text:span></text:span><text:span text:style-name="Default_20_Paragraph_20_Font"><text:span text:style-name="T53">:len():</text:span></text:span><text:span text:style-name="Default_20_Paragraph_20_Font"><text:span text:style-name="T54">if</text:span></text:span><text:span text:style-name="Default_20_Paragraph_20_Font"><text:span text:style-name="T56">GT(</text:span></text:span><text:span text:style-name="Default_20_Paragraph_20_Font"><text:span text:style-name="T54">1):</text:span></text:span><text:span text:style-name="Default_20_Paragraph_20_Font"><text:span text:style-name="T55">showBegin</text:span></text:span>}<text:line-break/>- Quyền và nghĩa vụ của người đại diện theo pháp luật:<text:line-break/><text:span text:style-name="T58">{</text:span><text:span text:style-name="Default_20_Paragraph_20_Font"><text:span text:style-name="T98">$</text:span></text:span><text:span text:style-name="Default_20_Paragraph_20_Font"><text:span text:style-name="T99">cc</text:span></text:span><text:span text:style-name="Default_20_Paragraph_20_Font"><text:span text:style-name="T100">.legal_respon</text:span></text:span><text:span text:style-name="Default_20_Paragraph_20_Font"><text:span text:style-name="T47">:</text:span></text:span><text:span text:style-name="Default_20_Paragraph_20_Font"><text:span text:style-name="T48">showEnd</text:span></text:span><text:span text:style-name="T58">}</text:span></text:p>
      <text:p text:style-name="P1">Quyền và nghĩa vụ của người đại diện theo pháp luật quy định cụ thể tại Điều 11 Điều lệ công ty.</text:p>
      <text:p text:style-name="P1" loext:marker-style-name="T69"><text:span text:style-name="T77">3. </text:span><text:bookmark-start text:name="dieu_13"/><text:span text:style-name="T70">Trách nhiệm của người đại diện theo pháp luật của doanh nghiệp</text:span><text:bookmark-end text:name="dieu_13"/></text:p>
      <text:p text:style-name="P1" loext:marker-style-name="T69"><text:span text:style-name="T69">Người đại diện theo pháp luật của doanh nghiệp có trách nhiệm sau đây:</text:span><text:span text:style-name="T69"/></text:p>
      <text:p text:style-name="P1" loext:marker-style-name="T69"><text:span text:style-name="T69">a) Thực hiện quyền và nghĩa vụ được giao một cách trung thực, cẩn trọng, tốt nhất nhằm bảo đảm lợi ích hợp pháp của doanh nghiệp;</text:span><text:span text:style-name="T69"/></text:p>
      <text:p text:style-name="P1" loext:marker-style-name="T69"><text:span text:style-name="T69">b) Trung thành với lợi ích của doanh nghiệp; không lạm dụng địa vị, chức vụ và sử dụng thông tin, bí quyết, cơ hội kinh doanh, tài sản khác của doanh nghiệp để tư lợi hoặc phục vụ lợi ích của tổ chức, cá nhân khác;</text:span><text:span text:style-name="T69"/></text:p>
      <text:p text:style-name="P1" loext:marker-style-name="T69"><text:span text:style-name="T69">c) Thông báo kịp thời, đầy đủ, chính xác cho doanh nghiệp về doanh nghiệp mà mình, người có liên quan của mình làm chủ hoặc có cổ phần, phần vốn góp theo quy định của Luật Doanh nghiệp.</text:span><text:span text:style-name="T69"/></text:p>
      <text:p text:style-name="P2" loext:marker-style-name="T69"><text:span text:style-name="T69">Người đại diện theo pháp luật của doanh nghiệp chịu trách nhiệm cá nhân đối với thiệt hại cho doanh nghiệp do vi phạm trách nhiệm quy định tại khoản 3 Điều này. <text:line-break/></text:span><text:span text:style-name="T69"/></text:p>
      <text:list text:continue-numbering="true" text:style-name="WWNum1">
        <text:list-item>
          <text:list>
            <text:list-item>
              <text:h text:style-name="P39" text:outline-level="2" loext:marker-style-name="T4"><text:span text:style-name="T4">Chương II</text:span><text:span text:style-name="T4"/></text:h>
            </text:list-item>
          </text:list>
        </text:list-item>
      </text:list>
      <text:p text:style-name="P4" loext:marker-style-name="T2"><text:span text:style-name="T2">VỐN VÀ CHỦ SỞ HỮU CÔNG TY</text:span><text:span text:style-name="T2"/></text:p>
      <text:p text:style-name="P23" loext:marker-style-name="T2"/>
      <text:h text:style-name="P40" text:outline-level="2" loext:marker-style-name="T4"><text:span text:style-name="T4">Điều 6. Vốn điều lệ, chủ sở hữu công ty</text:span><text:span text:style-name="T4"/></text:h>
      <text:p text:style-name="P20" loext:marker-style-name="T5"><text:span text:style-name="T65">1. </text:span><text:span text:style-name="T5">Vốn điều lệ của công ty là: </text:span><text:span text:style-name="T24">{</text:span><text:span text:style-name="T109">$cc.</text:span><text:span text:style-name="T108">base_val.num:</text:span><text:span text:style-name="T109">formatN()</text:span><text:span text:style-name="T24">} </text:span><text:span text:style-name="T12">(Ghi bằng chữ: </text:span><text:span text:style-name="T24">{</text:span><text:span text:style-name="T109">$cc.</text:span><text:span text:style-name="T108">base_val.char</text:span><text:span text:style-name="T24">} </text:span><text:span text:style-name="T12">đồng)</text:span><text:span text:style-name="T5">, trong đó bao gồm:</text:span></text:p>
      <text:p text:style-name="P15" loext:marker-style-name="T5"><text:soft-page-break/><text:span text:style-name="T5">-</text:span><text:span text:style-name="T24"> </text:span><text:span text:style-name="T5">Tiền Việt Nam</text:span><text:span text:style-name="T24">: {</text:span><text:span text:style-name="T109">$cc.</text:span><text:span text:style-name="T108">base_val.num:</text:span><text:span text:style-name="T109">formatN()</text:span><text:span text:style-name="T24">} </text:span><text:span text:style-name="T7">(</text:span><text:span text:style-name="T12">Ghi bằng chữ: </text:span><text:span text:style-name="T32">{</text:span><text:span text:style-name="T111">$cc.</text:span><text:span text:style-name="T110">base_val.char</text:span><text:span text:style-name="T24">} </text:span><text:span text:style-name="T12">đồng)</text:span></text:p>
      <text:p text:style-name="P19" loext:marker-style-name="T12"><text:span text:style-name="T5">- Ngoại tệ tự do chuyển đổi: <text:tab/></text:span><text:span text:style-name="T12"/></text:p>
      <text:p text:style-name="P19" loext:marker-style-name="T12"><text:span text:style-name="T12">- Vàng: <text:tab/></text:span><text:span text:style-name="T12"/></text:p>
      <text:p text:style-name="P19" loext:marker-style-name="T12"><text:span text:style-name="T5">- Tài sản khác: <text:tab/><text:tab/></text:span><text:span text:style-name="T12"/></text:p>
      <text:p text:style-name="P17" loext:marker-style-name="T65"><text:span text:style-name="T65">2. Thông tin về chủ sở hữu công ty:</text:span><text:span text:style-name="T65"/></text:p>
      <text:p text:style-name="P16" loext:marker-style-name="T5"><text:span text:style-name="T43">{</text:span><text:span text:style-name="Default_20_Paragraph_20_Font"><text:span text:style-name="T44">$o[present_person= 'organization']..[i]</text:span></text:span><text:span text:style-name="T43">}</text:span><text:span text:style-name="T5">Tên tổ chức : {</text:span><text:span text:style-name="Default_20_Paragraph_20_Font"><text:span text:style-name="T45">$o[present_person= 'organization']..[i].</text:span></text:span><text:span text:style-name="T5">organization.name:</text:span><text:span text:style-name="T8">upperCase()</text:span><text:span text:style-name="T5">}</text:span></text:p>
      <text:p text:style-name="P16" loext:marker-style-name="T5"><text:span text:style-name="T5">Số Giấy chứng nhận đăng ký doanh nghiệp/Quyết định thành lập: {</text:span><text:span text:style-name="Default_20_Paragraph_20_Font"><text:span text:style-name="T45">$o[present_person= 'organization']..[i].</text:span></text:span><text:span text:style-name="T5">organization.</text:span><text:span text:style-name="T32">mst</text:span><text:span text:style-name="T5">}</text:span></text:p>
      <text:p text:style-name="P16" loext:marker-style-name="T24"><text:span text:style-name="T5">Ngày cấp: </text:span><text:span text:style-name="T24">{</text:span><text:span text:style-name="Default_20_Paragraph_20_Font"><text:span text:style-name="T45">$o[present_person= 'organization']..[i].</text:span></text:span><text:span text:style-name="T24">organization.</text:span><text:span text:style-name="T32">doc_time_provide</text:span><text:span text:style-name="Default_20_Paragraph_20_Font"><text:span text:style-name="T71">:</text:span></text:span><text:span text:style-name="Default_20_Paragraph_20_Font"><text:span text:style-name="T72">convDate</text:span></text:span><text:span text:style-name="Default_20_Paragraph_20_Font"><text:span text:style-name="T73">(</text:span></text:span><text:span text:style-name="Default_20_Paragraph_20_Font"><text:span text:style-name="T74">YYYY-MM-DD</text:span></text:span><text:span text:style-name="Default_20_Paragraph_20_Font"><text:span text:style-name="T72">,</text:span></text:span><text:span text:style-name="Default_20_Paragraph_20_Font"><text:span text:style-name="T75">DD/MM/YYYY</text:span></text:span><text:span text:style-name="Default_20_Paragraph_20_Font"><text:span text:style-name="T73">)</text:span></text:span><text:span text:style-name="T24">} <text:s/></text:span><text:span text:style-name="T5">Cơ quan cấp: Sở kế hoạch và đầu tư {</text:span><text:span text:style-name="Default_20_Paragraph_20_Font"><text:span text:style-name="T45">$o[present_person= 'organization']..[i].</text:span></text:span><text:span text:style-name="T5">organization.doc_place_provide.city}</text:span></text:p>
      <text:p text:style-name="P16" loext:marker-style-name="T24"><text:span text:style-name="T5">Địa chỉ trụ sở chính: </text:span><text:span text:style-name="T24">{</text:span><text:span text:style-name="Default_20_Paragraph_20_Font"><text:span text:style-name="T45">$o[present_person= 'organization']..[i].</text:span></text:span><text:span text:style-name="T24">organization.doc_place_provide.address}, {</text:span><text:span text:style-name="Default_20_Paragraph_20_Font"><text:span text:style-name="T45">$o[present_person= 'organization']..[i].</text:span></text:span><text:span text:style-name="T24">organization.doc_place_provide.town}, {</text:span><text:span text:style-name="Default_20_Paragraph_20_Font"><text:span text:style-name="T45">$o[present_person= 'organization']..[i].</text:span></text:span><text:span text:style-name="T24">organization.doc_place_provide.district}, {</text:span><text:span text:style-name="Default_20_Paragraph_20_Font"><text:span text:style-name="T45">$o[present_person= 'organization']..[i].</text:span></text:span><text:span text:style-name="T24">organization.doc_place_provide.city}.</text:span></text:p>
      <text:p text:style-name="P20" loext:marker-style-name="T24"><text:span text:style-name="T5">Người đại diện theo pháp luật: </text:span><text:span text:style-name="T24">{</text:span><text:span text:style-name="Default_20_Paragraph_20_Font"><text:span text:style-name="T45">$o[present_person= 'organization']..[i].</text:span></text:span><text:span text:style-name="T24">name:</text:span><text:span text:style-name="T26">upperCase()</text:span><text:span text:style-name="T24">}</text:span></text:p>
      <text:p text:style-name="P20" loext:marker-style-name="T24"><text:span text:style-name="T24">Chức danh: {</text:span><text:span text:style-name="Default_20_Paragraph_20_Font"><text:span text:style-name="T45">$o[present_person= 'organization']..[i].</text:span></text:span><text:span text:style-name="T24">title}</text:span><text:span text:style-name="T43">{</text:span><text:span text:style-name="Default_20_Paragraph_20_Font"><text:span text:style-name="T113">$</text:span></text:span><text:span text:style-name="Default_20_Paragraph_20_Font"><text:span text:style-name="T114">cc</text:span></text:span><text:span text:style-name="Default_20_Paragraph_20_Font"><text:span text:style-name="T112">.origin</text:span></text:span><text:span text:style-name="Default_20_Paragraph_20_Font"><text:span text:style-name="T115">_person</text:span></text:span><text:span text:style-name="Default_20_Paragraph_20_Font"><text:span text:style-name="T116">[i-</text:span></text:span><text:span text:style-name="Default_20_Paragraph_20_Font"><text:span text:style-name="T117">1</text:span></text:span><text:span text:style-name="Default_20_Paragraph_20_Font"><text:span text:style-name="T116">]</text:span></text:span><text:span text:style-name="T43">}</text:span></text:p>
      <text:p text:style-name="P17" loext:marker-style-name="T17"><text:span text:style-name="T19">Điều 7. Góp vốn thành lập công ty</text:span><text:span text:style-name="T17"/></text:p>
      <text:p text:style-name="P17" loext:marker-style-name="T37"><text:span text:style-name="T37">1. Vốn điều lệ của công ty trách nhiệm hữu hạn một thành viên khi đăng ký thành lập doanh nghiệp là tổng giá trị tài sản do chủ sở hữu công ty cam kết góp và ghi trong Điều lệ công ty.</text:span><text:span text:style-name="T37"/></text:p>
      <text:p text:style-name="P17" loext:marker-style-name="T65"><text:span text:style-name="T79">2</text:span><text:span text:style-name="T65">. Chủ sở hữu công ty phải góp vốn cho công ty đủ và đúng loại tài sản đã cam kết khi đăng ký thành lập doanh nghiệp trong thời hạn 90 ngày kể từ ngày được cấp Giấy chứng nhận đăng ký doanh nghiệp, không kể thời gian vận chuyển, nhập khẩu tài sản góp vốn, thực hiện thủ tục hành chính để chuyển quyền sở hữu tài sản. Trong thời hạn này, chủ sở hữu công ty có các quyền và nghĩa vụ tương ứng với phần vốn góp đã cam kết.</text:span></text:p>
      <text:p text:style-name="P17" loext:marker-style-name="T65"><text:span text:style-name="T65">3. Trường hợp không góp đủ vốn điều lệ trong thời hạn quy định tại khoản 2 Điều này, chủ sở hữu công ty phải đăng ký thay đổi vốn điều lệ bằng giá trị số vốn đã góp trong thời hạn 30 ngày kể tù ngày cuối cùng phải góp đủ vốn điều lệ. Trường hợp này, chủ sở hữu phải chịu trách nhiệm tương ứng với phần vốn góp đã cam kết đối với các nghĩa vụ tài chính của công ty phát sinh trong thời gian trước ngày cuối cùng công ty đăng ký thay đổi vốn điều lệ theo quy định tại khoản này.</text:span><text:span text:style-name="T65"/></text:p>
      <text:p text:style-name="P17" loext:marker-style-name="T65"><text:span text:style-name="T65">4. Chủ sở hữu công ty chịu trách nhiệm bằng toàn bộ tài sản của mình đối với các nghĩa vụ tài chính của công ty, thiệt hại xảy ra do không góp, không góp đủ, không góp đúng hạn vốn điều lệ theo quy định tại Điều này.</text:span><text:span text:style-name="T65"/></text:p>
      <text:h text:style-name="P42" text:outline-level="2" loext:marker-style-name="T4"/>
      <text:h text:style-name="P41" text:outline-level="2" loext:marker-style-name="T4"><text:span text:style-name="T4">Điều 8. Quyền và nghĩa vụ của chủ sở hữu công ty.</text:span><text:span text:style-name="T4"/></text:h>
      <text:p text:style-name="P17" loext:marker-style-name="T2"><text:span text:style-name="T79">- </text:span><text:span text:style-name="T2">Quyền của chủ sở hữu công ty.</text:span></text:p>
      <text:p text:style-name="P17" loext:marker-style-name="T5"><text:span text:style-name="T79">1. </text:span><text:span text:style-name="T5">Quyết định nội dung Điều lệ công ty, sửa đổi, bổ sung Điều lệ công ty;</text:span></text:p>
      <text:p text:style-name="P17" loext:marker-style-name="T5"><text:soft-page-break/><text:span text:style-name="T5">2. Quyết định chiến lược phát triển và kế hoạch kinh doanh hằng năm của công ty;</text:span><text:span text:style-name="T5"/></text:p>
      <text:p text:style-name="P17" loext:marker-style-name="T5"><text:span text:style-name="T5">3. Quyết định cơ cấu tổ chức quản lý công ty, bổ nhiệm, miễn nhiệm, bãi nhiệm người quản lý, Kiểm soát viên của công ty;</text:span><text:span text:style-name="T5"/></text:p>
      <text:p text:style-name="P17" loext:marker-style-name="T5"><text:span text:style-name="T5">4. Quyết định dự án đầu tư phát triển;</text:span><text:span text:style-name="T5"/></text:p>
      <text:p text:style-name="P17" loext:marker-style-name="T5"><text:span text:style-name="T5">5. Quyết định các giải pháp phát triển thị trường, tiếp thị và công nghệ;</text:span><text:span text:style-name="T5"/></text:p>
      <text:p text:style-name="P17" loext:marker-style-name="T5"><text:span text:style-name="T5">6. Thông qua hợp đồng vay, cho vay, bán tài sản và các hợp đồng khác có giá trị từ 50% tổng giá trị tài sản trở lên được ghi trong báo cáo tài chính gần nhất của công ty hoặc một tỷ lệ hoặc giá trị khác nhỏ hơn quy định tại Điều lệ công ty (</text:span><text:span text:style-name="T10">nếu có</text:span><text:span text:style-name="T5">);</text:span></text:p>
      <text:p text:style-name="P17" loext:marker-style-name="T5"><text:span text:style-name="T5">7. Thông qua báo cáo tài chính của công ty;</text:span><text:span text:style-name="T5"/></text:p>
      <text:p text:style-name="P17" loext:marker-style-name="T5"><text:span text:style-name="T5">8. Quyết định tăng vốn điều lệ của công ty; chuyển nhượng một phần hoặc toàn bộ vốn điều lệ của công ty cho tổ chức, cá nhân khác; quyết định phát hành trái phiếu;</text:span><text:span text:style-name="T5"/></text:p>
      <text:p text:style-name="P17" loext:marker-style-name="T5"><text:span text:style-name="T5">9. Quyết định thành lập công ty con, góp vốn vào công ty khác;</text:span><text:span text:style-name="T5"/></text:p>
      <text:p text:style-name="P17" loext:marker-style-name="T5"><text:span text:style-name="T5">10. Tổ chức giám sát và đánh giá hoạt động kinh doanh của công ty;</text:span><text:span text:style-name="T5"/></text:p>
      <text:p text:style-name="P17" loext:marker-style-name="T5"><text:span text:style-name="T5">11. Quyết định việc sử dụng lợi nhuận sau khi đã hoàn thành nghĩa vụ thuế và các nghĩa vụ tài chính khác của công ty;</text:span><text:span text:style-name="T5"/></text:p>
      <text:p text:style-name="P17" loext:marker-style-name="T5"><text:span text:style-name="T5">12. Quyết định tổ chức lại, giải thể và yêu cầu phá sản công ty;</text:span><text:span text:style-name="T5"/></text:p>
      <text:p text:style-name="P17" loext:marker-style-name="T5"><text:span text:style-name="T5">13. Thu hồi toàn bộ giá trị tài sản của công ty sau khi công ty hoàn thành giải thể hoặc phá sản;</text:span><text:span text:style-name="T5"/></text:p>
      <text:p text:style-name="P17" loext:marker-style-name="T5"><text:span text:style-name="T5">14. Quyền khác theo quy định của Luật Doanh nghiệp và Điều lệ công ty (</text:span><text:span text:style-name="T10">nếu có</text:span><text:span text:style-name="T5">).</text:span></text:p>
      <text:p text:style-name="P17" loext:marker-style-name="T1"><text:span text:style-name="T1">- Nghĩa vụ của Chủ sở hữu</text:span><text:span text:style-name="T1"/></text:p>
      <text:p text:style-name="P17" loext:marker-style-name="T65"><text:span text:style-name="T79">1</text:span><text:span text:style-name="T65">. Góp đủ và đúng hạn vốn điều lệ công ty.</text:span></text:p>
      <text:p text:style-name="P17" loext:marker-style-name="T65"><text:span text:style-name="T65">2. Tuân thủ Điều lệ công ty.</text:span><text:span text:style-name="T65"/></text:p>
      <text:p text:style-name="P17" loext:marker-style-name="T65"><text:span text:style-name="T65">3. Phải xác định và tách biệt tài sản của chủ sở hữu công ty với tài sản của công ty. Chủ sở hữu công ty là cá nhân phải tách biệt chi tiêu của cá nhân và gia đình mình với chi tiêu của Chủ tịch công ty, Giám đốc (hoặc Tổng giám đốc).</text:span><text:span text:style-name="T65"/></text:p>
      <text:p text:style-name="P17" loext:marker-style-name="T65"><text:span text:style-name="T65">4. Tuân thủ quy định của pháp luật về hợp đồng và quy định khác của pháp luật có liên quan trong việc mua, bán, vay, cho vay, thuê, cho thuê, hợp đồng, giao dịch khác giữa công ty và chủ sở hữu công ty.</text:span><text:span text:style-name="T65"/></text:p>
      <text:p text:style-name="P17" loext:marker-style-name="T65"><text:span text:style-name="T65">5. Chủ sở hữu công ty chỉ được quyền rút vốn bằng cách chuyển nhượng một phần hoặc toàn bộ vốn điều lệ cho tổ chức hoặc cá nhân khác; trường hợp rút một phần hoặc toàn bộ vốn điều lệ đã góp ra khỏi công ty dưới hình thức khác thì chủ sở hữu công ty và cá nhân, tổ chức có liên quan phải liên đới chịu trách nhiệm về các khoản nợ và nghĩa vụ tài sản khác của công ty.</text:span><text:span text:style-name="T65"/></text:p>
      <text:p text:style-name="P17" loext:marker-style-name="T65"><text:span text:style-name="T65">6. Chủ sở hữu công ty không được rút lợi nhuận khi công ty không thanh toán đủ các khoản nợ và nghĩa vụ tài sản khác đến hạn.</text:span><text:span text:style-name="T65"/></text:p>
      <text:p text:style-name="P17" loext:marker-style-name="T65"><text:span text:style-name="T65">7. Nghĩa vụ khác theo quy định của Luật Doanh nghiệp và Điều lệ công ty </text:span><text:span text:style-name="T5">(</text:span><text:span text:style-name="T10">nếu có</text:span><text:span text:style-name="T5">).</text:span></text:p>
      <text:p text:style-name="P26" loext:marker-style-name="T15"/>
      <text:list text:continue-numbering="true" text:style-name="WWNum1">
        <text:list-item>
          <text:list>
            <text:list-item>
              <text:h text:style-name="P39" text:outline-level="2" loext:marker-style-name="T4"><text:span text:style-name="T23">Chương II</text:span><text:span text:style-name="T4">I</text:span></text:h>
            </text:list-item>
          </text:list>
        </text:list-item>
      </text:list>
      <text:p text:style-name="P4" loext:marker-style-name="T1"><text:span text:style-name="T1">CƠ CẤU TỔ CHỨC QUẢN LÝ CÔNG TY</text:span><text:span text:style-name="T1"/></text:p>
      <text:p text:style-name="P24" loext:marker-style-name="T1"/>
      <text:h text:style-name="P40" text:outline-level="2" loext:marker-style-name="T4"><text:soft-page-break/><text:span text:style-name="T4">Điều 9. Cơ cấu tổ chức quản lý công ty</text:span><text:span text:style-name="T4"/></text:h>
      <text:p text:style-name="P17" loext:marker-style-name="T65"><text:span text:style-name="T65">Công ty trách nhiệm hữu hạn một thành viên do tổ chức làm chủ sở hữu được tổ chức quản lý và hoạt động theo mô hình gồm có: Chủ tịch công ty, Giám đốc (hoặc Tổng giám đốc).</text:span><text:span text:style-name="T65"/></text:p>
      <text:h text:style-name="P42" text:outline-level="2" loext:marker-style-name="T4"/>
      <text:h text:style-name="P41" text:outline-level="2" loext:marker-style-name="T4"><text:span text:style-name="T4">Điều 10. Chủ tịch công ty</text:span><text:span text:style-name="T4"/></text:h>
      <text:p text:style-name="P17" loext:marker-style-name="T7"><text:span text:style-name="T7">1. Chủ tịch công ty do chủ sở hữu công ty bổ nhiệm. Chủ tịch công ty nhân danh chủ sở hữu công ty thực hiện quyền và nghĩa vụ của chủ sở hữu công ty; nhân danh công ty thực hiện quyền và nghĩa vụ của công ty, trừ quyền và nghĩa vụ của Giám đốc </text:span><text:span text:style-name="T65">(hoặc Tổng giám đốc)</text:span><text:span text:style-name="T7">; chịu trách nhiệm trước pháp luật và chủ sở hữu công ty về việc thực hiện quyền và nghĩa vụ được giao theo quy định của Điều lệ công ty, Luật Doanh nghiệp và quy định khác của pháp luật có liên quan.</text:span></text:p>
      <text:p text:style-name="P17" loext:marker-style-name="T7"><text:span text:style-name="T7">2. Quyền, nghĩa vụ và chế độ làm việc của Chủ tịch công ty được thực hiện theo quy định tại Điều lệ công ty, Luật Doanh nghiệp và quy định khác của pháp luật có liên quan.</text:span><text:span text:style-name="T7"/></text:p>
      <text:p text:style-name="P17" loext:marker-style-name="T7"><text:span text:style-name="T7">3. Quyết định của Chủ tịch công ty về thực hiện quyền và nghĩa vụ của chủ sở hữu công ty có hiệu lực kể từ ngày được chủ sở hữu công ty phê duyệt.</text:span><text:span text:style-name="T7"/></text:p>
      <text:h text:style-name="P42" text:outline-level="2" loext:marker-style-name="T4"/>
      <text:h text:style-name="P41" text:outline-level="2" loext:marker-style-name="T4"><text:span text:style-name="T4">Điều 11. Giám đốc (hoặc Tổng giám đốc)</text:span><text:span text:style-name="T4"/></text:h>
      <text:p text:style-name="P17" loext:marker-style-name="T7"><text:span text:style-name="T7">1. Chủ tịch công ty bổ nhiệm hoặc thuê Giám đốc </text:span><text:span text:style-name="T65">(hoặc Tổng giám đốc) v</text:span><text:span text:style-name="T7">ới nhiệm kỳ không quá 05 năm để điều hành hoạt động kinh doanh hằng ngày của công ty. Giám đốc </text:span><text:span text:style-name="T65">(hoặc Tổng giám đốc) </text:span><text:span text:style-name="T7">chịu trách nhiệm trước pháp luật và Chủ tịch công ty về việc thực hiện quyền và nghĩa vụ của mình. Chủ tịch công ty có thể kiêm Giám đốc </text:span><text:span text:style-name="T65">(hoặc Tổng giám đốc)</text:span><text:span text:style-name="T7">.</text:span></text:p>
      <text:p text:style-name="P17" loext:marker-style-name="T7"><text:span text:style-name="T7">2. Giám đốc </text:span><text:span text:style-name="T65">(hoặc Tổng giám đốc) </text:span><text:span text:style-name="T7">có quyền và nghĩa vụ sau đây:</text:span></text:p>
      <text:p text:style-name="P17" loext:marker-style-name="T7"><text:span text:style-name="T7">a) Tổ chức thực hiện nghị quyết, quyết định của Chủ tịch công ty;</text:span><text:span text:style-name="T7"/></text:p>
      <text:p text:style-name="P17" loext:marker-style-name="T7"><text:span text:style-name="T7">b) Quyết, định các vấn đề liên quan đẹn hoạt động kinh doanh hằng ngày của côngty;</text:span><text:span text:style-name="T7"/></text:p>
      <text:p text:style-name="P17" loext:marker-style-name="T7"><text:span text:style-name="T7">c) Tổ chức thực hiện kế hoạch kinh doanh và phương án đầu tư của công ty;</text:span><text:span text:style-name="T7"/></text:p>
      <text:p text:style-name="P17" loext:marker-style-name="T7"><text:span text:style-name="T7">d) Ban hành quy chế quản lý nội bộ của công ty;</text:span><text:span text:style-name="T7"/></text:p>
      <text:p text:style-name="P17" loext:marker-style-name="T7"><text:span text:style-name="T7">đ) Bổ nhiệm, miễn nhiệm, bãi nhiệm người quản lý công ty, trừ các chức danh thuộc thẩm quyền của Chủ tịch công ty;</text:span><text:span text:style-name="T7"/></text:p>
      <text:p text:style-name="P17" loext:marker-style-name="T7"><text:span text:style-name="T7">e) Ký hợp đồng nhân danh công ty, trừ trường hợp thuộc thẩm quyền của Chủ tịch công ty;</text:span><text:span text:style-name="T7"/></text:p>
      <text:p text:style-name="P17" loext:marker-style-name="T7"><text:span text:style-name="T7">g) Kiến nghị phương án cơ cấu tổ chức công ty;</text:span><text:span text:style-name="T7"/></text:p>
      <text:p text:style-name="P17" loext:marker-style-name="T7"><text:span text:style-name="T7">h) Trình báo cáo tài chính hằng năm lên Chủ tịch công ty;</text:span><text:span text:style-name="T7"/></text:p>
      <text:p text:style-name="P17" loext:marker-style-name="T7"><text:span text:style-name="T7">i) Kiến nghị phương án sử dụng lợi nhuận hoặc xử lý lỗ trong kinh doanh;</text:span><text:span text:style-name="T7"/></text:p>
      <text:p text:style-name="P17" loext:marker-style-name="T7"><text:span text:style-name="T7">k) Tuyển dụng lao động; .</text:span><text:span text:style-name="T7"/></text:p>
      <text:p text:style-name="P17" loext:marker-style-name="T7"><text:span text:style-name="T7">l) Quyền và nghĩa vụ khác được quy định tại Điều lệ công ty và hợp đồng lao động.</text:span><text:span text:style-name="T7"/></text:p>
      <text:p text:style-name="P17" loext:marker-style-name="T7"><text:span text:style-name="T7">3. Giám đốc </text:span><text:span text:style-name="T65">(hoặc Tổng giám đốc) </text:span><text:span text:style-name="T7">phải có tiêu chuẩn và điều kiện sau đây:</text:span></text:p>
      <text:p text:style-name="P17" loext:marker-style-name="T7"><text:span text:style-name="T7">a) Không thuộc đối tượng quy định tại khoản 2 Điều 17 của Luật Doanh nghiệp;</text:span><text:span text:style-name="T7"/></text:p>
      <text:p text:style-name="P17" loext:marker-style-name="T7"><text:span text:style-name="T7">b) Có trình độ chuyên môn, kinh nghiệm trong quản trị kinh doanh của công ty.</text:span><text:span text:style-name="T7"/></text:p>
      <text:h text:style-name="P42" text:outline-level="2" loext:marker-style-name="T4"><text:soft-page-break/></text:h>
      <text:h text:style-name="P41" text:outline-level="2" loext:marker-style-name="T4"><text:span text:style-name="T4">Điều 12. Thù lao, tiền lương, thưởng và lợi ích khác của người quản lý công ty và Kiểm toán viên</text:span><text:span text:style-name="T4"/></text:h>
      <text:p text:style-name="P17" loext:marker-style-name="T14"><text:span text:style-name="T14">1. Người quản lý công ty và Kiểm soát viên được hưởng tiền lương, thù lao, thưởng và lợi ích khác theo kết quả và hiệu quả kinh doanh của công ty.</text:span><text:span text:style-name="T14"/></text:p>
      <text:p text:style-name="P17" loext:marker-style-name="T14"><text:span text:style-name="T14">2. Chủ sở hữu công ty quyết định mức tiền lương, thù lao, thưởng và lợi ích khác của Chủ tịch công ty và Kiểm soát viên. Tiền lương, thù lao, thưởng và lợi ích khác của người quản lý công ty và Kiểm soát viên được tính vào chi phí kinh doanh theo quy định của pháp luật về thuế thu nhập doanh nghiệp, pháp luật có liên quan và được thể hiện thành mục riêng trong báo cáo tài chính hằng năm của công ty.</text:span><text:span text:style-name="T14"/></text:p>
      <text:p text:style-name="P17" loext:marker-style-name="T14"><text:span text:style-name="T14">3. Tiền lương, thù lao, thưởng và lợi ích khác của kiểm soát viên có thể do chủ sở hữu công ty chi trả trực tiếp theo quy định.</text:span><text:span text:style-name="T14"/></text:p>
      <text:h text:style-name="P43" text:outline-level="2" loext:marker-style-name="T64"/>
      <text:h text:style-name="P40" text:outline-level="2" loext:marker-style-name="T4"><text:span text:style-name="T64">Điều 13. </text:span><text:span text:style-name="T4">Nguyên tắc giải quyết tranh chấp nội bộ</text:span></text:h>
      <text:p text:style-name="P17" loext:marker-style-name="T80"><text:span text:style-name="T80">1. Các tranh chấp nội bộ giữa Công ty liên quan đến thành lập, hoạt động, giải thể Công ty trước hết phải được giải quyết thông qua thương lượng, hoà giải. </text:span><text:span text:style-name="T80"/></text:p>
      <text:p text:style-name="P17" loext:marker-style-name="T80"><text:span text:style-name="T80">2. Trường hợp giải quyết tranh chấp nội bộ theo phương thức thương lượng, hòa giải không đạt được kết quả thì bất kỳ bên nào cũng có quyền đưa tranh chấp ra Tòa án có thẩm quyền để giải quyết.</text:span><text:span text:style-name="T80"/></text:p>
      <text:p text:style-name="P27" loext:marker-style-name="T5"/>
      <text:list text:continue-numbering="true" text:style-name="WWNum1">
        <text:list-item>
          <text:list>
            <text:list-item>
              <text:h text:style-name="P39" text:outline-level="2" loext:marker-style-name="T4"><text:span text:style-name="T23">Chương </text:span><text:span text:style-name="T4">IV</text:span></text:h>
            </text:list-item>
          </text:list>
        </text:list-item>
      </text:list>
      <text:p text:style-name="P4" loext:marker-style-name="T1"><text:span text:style-name="T1">NĂM TÀI CHÍNH, <text:s/>PHÂN PHỐI LỢI NHUẬN</text:span><text:span text:style-name="T1"/></text:p>
      <text:h text:style-name="P40" text:outline-level="2" loext:marker-style-name="T38"><text:span text:style-name="T4">Điều 14</text:span><text:span text:style-name="T38">. Năm tài chính</text:span></text:h>
      <text:p text:style-name="P17" loext:marker-style-name="T5"><text:span text:style-name="T39">Năm tài chính của Công ty bắt đầu từ ngày đầu tiên của tháng 1 (một) hàng năm và kết thúc vào ngày thứ 31 của tháng 12. </text:span><text:span text:style-name="T5"/></text:p>
      <text:p text:style-name="P17" loext:marker-style-name="T5"><text:span text:style-name="T5">Năm tài chính đầu tiên bắt đầu từ ngày cấp Giấy chứng nhận đăng ký doanh nghiệp và kết thúc vào ngày thứ 31 của tháng 12 ngay sau ngày cấp Giấy chứng nhận đăng ký doanh nghiệp đó.</text:span><text:span text:style-name="T5"/></text:p>
      <text:h text:style-name="P42" text:outline-level="2" loext:marker-style-name="T4"/>
      <text:h text:style-name="P41" text:outline-level="2" loext:marker-style-name="T4"><text:span text:style-name="T4">Điều 15. Phân phối lợi nhuận, lập quỹ, Nguyên tắc xử lý lỗ trong kinh doanh</text:span><text:span text:style-name="T4"/></text:h>
      <text:p text:style-name="P17" loext:marker-style-name="T5"><text:span text:style-name="T5">1. Sau khi đã hoàn thành nghĩa vụ nộp thuế và các nghĩa vụ tài chính khác theo quy định của pháp luật, đã thanh toán đủ (hoặc đã dành phần thanh toán đủ) các khoản nợ và nghĩa vụ tài sản khác đã đến hạn phải trả công ty lập các loại quỹ theo quy định của pháp luật</text:span><text:span text:style-name="T5"/></text:p>
      <text:p text:style-name="P17" loext:marker-style-name="T5"><text:span text:style-name="T5">2. Các vấn đề khác liên quan đến phân phối lợi nhuận được thực hiện theo quy định của pháp luật.</text:span><text:span text:style-name="T5"/></text:p>
      <text:p text:style-name="P17" loext:marker-style-name="T5"><text:span text:style-name="T5">3. Trường hợp quyết toán năm tài chính bị lỗ, Chủ sở hữu công ty được quyết định theo các hướng sau:</text:span><text:span text:style-name="T5"/></text:p>
      <text:p text:style-name="P17" loext:marker-style-name="T5"><text:span text:style-name="T5">a) Trích quỹ dự trữ để bù;</text:span><text:span text:style-name="T5"/></text:p>
      <text:p text:style-name="P17" loext:marker-style-name="T5"><text:span text:style-name="T5">b) Chuyển sang năm sau để trừ vào lợi nhuận của năm tài chính sau trước khi phân phối lợi nhuận.</text:span><text:span text:style-name="T5"/></text:p>
      <text:p text:style-name="P27" loext:marker-style-name="T5"/>
      <text:list text:continue-numbering="true" text:style-name="WWNum1">
        <text:list-item>
          <text:list>
            <text:list-item>
              <text:h text:style-name="P39" text:outline-level="2" loext:marker-style-name="T4"><text:soft-page-break/><text:span text:style-name="T4">Chương V</text:span><text:span text:style-name="T4"/></text:h>
            </text:list-item>
          </text:list>
        </text:list-item>
      </text:list>
      <text:p text:style-name="P4" loext:marker-style-name="T1"><text:span text:style-name="T40">THÀNH LẬP, TỔ CHỨC LẠI, GIẢI THỂ</text:span><text:span text:style-name="T1"/></text:p>
      <text:p text:style-name="P31" loext:marker-style-name="T39"/>
      <text:h text:style-name="P40" text:outline-level="2" loext:marker-style-name="T38"><text:span text:style-name="T38">Điều 16. Thành lập, tổ chức lại</text:span><text:span text:style-name="T38"/></text:h>
      <text:p text:style-name="P17" loext:marker-style-name="T39"><text:span text:style-name="T39">Công ty được thành lập sau khi Bản điều lệ này được </text:span><text:span text:style-name="T5">Chủ sở hữu</text:span><text:span text:style-name="T39"> thông qua và được Cơ quan đăng ký kinh doanh cấp Giấy chứng nhận đăng ký doanh nghiệp.</text:span></text:p>
      <text:p text:style-name="P17" loext:marker-style-name="T39"><text:span text:style-name="T39">Mọi phí tổn liên hệ đến việc thành <text:s/>lập công ty đều được ghi vào mục chi phí của công ty và được tính hoàn giảm vào chi phí của năm tài chính đầu tiên đầu tiên.</text:span><text:span text:style-name="T39"/></text:p>
      <text:p text:style-name="P17" loext:marker-style-name="T39"><text:span text:style-name="T67">Việc tổ chức lại doanh nghiệp (</text:span><text:span text:style-name="T66">chia, tách, hợp nhất, sáp nhập hoặc chuyển đổi loại hình doanh nghiệp) công ty thực hiện quy định của Luật Doanh nghiệp.</text:span></text:p>
      <text:h text:style-name="P42" text:outline-level="2" loext:marker-style-name="T4"/>
      <text:h text:style-name="P41" text:outline-level="2" loext:marker-style-name="T4"><text:span text:style-name="T4">Điều </text:span><text:span text:style-name="T38">17</text:span><text:span text:style-name="T4">. </text:span><text:bookmark-start text:name="_Toc115580161"/><text:span text:style-name="T4">Các trường hợp và điều kiện giải thể doanh</text:span><text:span text:style-name="apple-converted-space"><text:span text:style-name="T4"> </text:span></text:span><text:bookmark-end text:name="_Toc115580161"/><text:span text:style-name="T4">nghiệp</text:span></text:h>
      <text:p text:style-name="P17" loext:marker-style-name="T5"><text:span text:style-name="T5">1. Công ty bị giải thể trong các trường hợp sau đây:</text:span><text:span text:style-name="T5"/></text:p>
      <text:p text:style-name="P2" loext:marker-style-name="T77"><text:span text:style-name="T77">a) Kết thúc thời hạn hoạt động đã ghi trong Điều lệ công ty mà không có quyết định gia hạn;</text:span><text:span text:style-name="T77"/></text:p>
      <text:p text:style-name="P2" loext:marker-style-name="T77"><text:span text:style-name="T77">b) Theo nghị quyết, quyết định của chủ sở hữu công ty.</text:span><text:span text:style-name="T77"/></text:p>
      <text:p text:style-name="P2" loext:marker-style-name="T77"><text:span text:style-name="T77">c) Bị thu hồi Giấy chứng nhận </text:span><text:span text:style-name="T78">đăng ký </text:span><text:span text:style-name="T77">doanh nghiệp, trừ trường hợp Luật Quản lý thuế có quy định khác.</text:span></text:p>
      <text:p text:style-name="P17" loext:marker-style-name="T5"><text:span text:style-name="T5">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b khoản 1 Điều này cùng liên đới chịu trách nhiệm về các khoản nợ của doanh nghiệp.</text:span><text:span text:style-name="T5"/></text:p>
      <text:p text:style-name="P25" loext:marker-style-name="T3"/>
      <text:p text:style-name="P17" loext:marker-style-name="T2"><text:span text:style-name="T3">Điều 18. Trình tự, thủ tục thanh lý tài sản và giải thể doanh nghiệp</text:span><text:span text:style-name="T2"/></text:p>
      <text:p text:style-name="P17" loext:marker-style-name="T5"><text:bookmark-start text:name="_Hlk60645556"/><text:span text:style-name="T5">Việc giải thể doanh nghiệp trong các trường hợp quy định tại khoản 1 Điều 17 của Điều lệ này được thực hiện theo quy định sau đây:</text:span><text:span text:style-name="T5"/></text:p>
      <text:p text:style-name="P17" loext:marker-style-name="T5"><text:span text:style-name="T5">1. Thông qua nghị quyết, quyết định giải thể doanh nghiệp. Nghị quyết, quyết định giải thể doanh nghiệp phải bao gồm các nội dung chủ yếu sau đây:</text:span><text:span text:style-name="T5"/></text:p>
      <text:p text:style-name="P17" loext:marker-style-name="T5"><text:span text:style-name="T5">a) Tên, địa chỉ trụ sở chính của doanh nghiệp;</text:span><text:span text:style-name="T5"/></text:p>
      <text:p text:style-name="P17" loext:marker-style-name="T5"><text:span text:style-name="T5">b) Lý do giải thể;</text:span><text:span text:style-name="T5"/></text:p>
      <text:p text:style-name="P17" loext:marker-style-name="T5"><text:span text:style-name="T5">c) Thời hạn, thủ tục thanh lý hợp đồng và thanh toán các khoản nợ của doanh nghiệp;</text:span><text:span text:style-name="T5"/></text:p>
      <text:p text:style-name="P17" loext:marker-style-name="T5"><text:span text:style-name="T5">d) Phương án xử lý các nghĩa vụ phát sinh từ hợp đồng lao động;</text:span><text:span text:style-name="T5"/></text:p>
      <text:p text:style-name="P17" loext:marker-style-name="T5"><text:span text:style-name="T5">đ) Họ, tên, chữ ký của chủ sở hữu công ty;</text:span><text:span text:style-name="T5"/></text:p>
      <text:p text:style-name="P17" loext:marker-style-name="T5"><text:span text:style-name="T5">2. Chủ sở hữu công ty trực tiếp tổ chức thanh lý tài sản doanh nghiệp;</text:span><text:span text:style-name="T5"/></text:p>
      <text:p text:style-name="P17" loext:marker-style-name="T5"><text:span text:style-name="T5">3. Trong thời hạn 07 ngày làm việc kể từ ngày thông qua, quyết định giải thể phải được gửi đến Cơ quan đăng ký kinh doanh, cơ quan thuế, người lao động trong doanh nghiệp.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quyết định giải thể và phương án giải quyết nợ đến các chủ nợ, người có quyền, nghĩa vụ và lợi ích có </text:span><text:soft-page-break/><text:span text:style-name="T5">liên quan. Phương án giải quyết nợ phải có tên, địa chỉ của chủ nợ; số nợ, thời hạn, địa điểm và phương thức thanh toán số nợ đó; cách thức và thời hạn giải quyết khiếu nại của chủ nợ;</text:span><text:span text:style-name="T5"/></text:p>
      <text:p text:style-name="P17" loext:marker-style-name="T5"><text:span text:style-name="T5">4. Các khoản nợ của doanh nghiệp được thanh toán theo thứ tự ưu tiên sau đây:</text:span><text:span text:style-name="T5"/></text:p>
      <text:p text:style-name="P17" loext:marker-style-name="T5"><text:span text:style-name="T5">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span><text:span text:style-name="T5"/></text:p>
      <text:p text:style-name="P17" loext:marker-style-name="T5"><text:span text:style-name="T5">b) Nợ thuế;</text:span><text:span text:style-name="T5"/></text:p>
      <text:p text:style-name="P17" loext:marker-style-name="T5"><text:span text:style-name="T5">c) Các khoản nợ khác;</text:span><text:span text:style-name="T5"/></text:p>
      <text:p text:style-name="P17" loext:marker-style-name="T5"><text:span text:style-name="T5">5. Sau khi đã thanh toán chi phí giải thể doanh nghiệp và các khoản nợ, phần còn lại thuộc về chủ sở hữu;</text:span><text:span text:style-name="T5"/></text:p>
      <text:p text:style-name="P17" loext:marker-style-name="T5"><text:span text:style-name="T5">6. Người đại diện theo pháp luật của doanh nghiệp gửi hồ sơ giải thể doanh nghiệp cho Cơ quan đăng ký kinh doanh trong thời hạn 05 ngày làm việc kể từ ngày thanh toán hết các khoản nợ của doanh nghiệp.</text:span><text:span text:style-name="T5"/></text:p>
      <text:p text:style-name="P27" loext:marker-style-name="T5"><text:bookmark-end text:name="_Hlk60645556"/></text:p>
      <text:list text:continue-numbering="true" text:style-name="WWNum1">
        <text:list-item>
          <text:list>
            <text:list-item>
              <text:h text:style-name="P39" text:outline-level="2" loext:marker-style-name="T4"><text:span text:style-name="T4">Chương VI</text:span><text:span text:style-name="T4"/></text:h>
            </text:list-item>
          </text:list>
        </text:list-item>
      </text:list>
      <text:p text:style-name="P4" loext:marker-style-name="T1"><text:span text:style-name="T1">HIỆU LỰC THỰC HIỆN</text:span><text:span text:style-name="T1"/></text:p>
      <text:p text:style-name="P23" loext:marker-style-name="T2"/>
      <text:h text:style-name="P40" text:outline-level="2" loext:marker-style-name="T4"><text:span text:style-name="T4">Điều 19. Hiệu lực của Điều lệ</text:span><text:span text:style-name="T4"/></text:h>
      <text:p text:style-name="P17" loext:marker-style-name="T5"><text:span text:style-name="T5">Điều lệ này có hiệu lực kể từ ngày được Cơ quan đăng ký kinh doanh cấp Giấy chứng nhận đăng ký doanh nghiệp.</text:span><text:span text:style-name="T5"/></text:p>
      <text:h text:style-name="P42" text:outline-level="2" loext:marker-style-name="T4"/>
      <text:h text:style-name="P41" text:outline-level="2" loext:marker-style-name="T4"><text:span text:style-name="T4">Điều 20. <text:s/>Thể thức sửa đổi, bổ sung các điều, khoản của Điều lệ</text:span><text:span text:style-name="T4"/></text:h>
      <text:p text:style-name="P17" loext:marker-style-name="T5"><text:span text:style-name="T5">1. Những vấn đề liên quan đến hoạt động của Công ty không được nêu trong Bản Điều lệ này sẽ do Luật doanh nghiệp và các văn bản pháp luật liên quan khác điều chỉnh.</text:span><text:span text:style-name="T5"/></text:p>
      <text:p text:style-name="P17" loext:marker-style-name="T5"><text:span text:style-name="T5">2. Khi muốn bổ sung, sửa đổi nội dung Điều lệ này, Chủ Sở hữu công ty sẽ xem xét, quyết định theo tình hình thực tế.</text:span><text:span text:style-name="T5"/></text:p>
      <text:h text:style-name="P42" text:outline-level="2" loext:marker-style-name="T4"/>
      <text:h text:style-name="P41" text:outline-level="2" loext:marker-style-name="T4"><text:span text:style-name="T4">Điều 21. Điều khoản cuối cùng</text:span><text:span text:style-name="T4"/></text:h>
      <text:p text:style-name="P17" loext:marker-style-name="T5"><text:span text:style-name="T5">1. Những vấn đề liên quan đến hoạt động của Công ty không được nêu trong Bản Điều lệ này sẽ do Luật Doanh nghiệp và các văn bản pháp luật liên quan khác điều chỉnh. </text:span><text:span text:style-name="T5"/></text:p>
      <text:p text:style-name="P17" loext:marker-style-name="T5"><text:span text:style-name="T5">2. Trong trường hợp điều lệ này có điều khoản trái pháp luật hoặc dẫn đến việc thi hành trái pháp luật, thì điều khoản đó không được thi hành và sẽ được Chủ sở hữu công ty xem xét sửa đổi.</text:span><text:span text:style-name="T5"/></text:p>
      <text:p text:style-name="P17" loext:marker-style-name="T5"><text:span text:style-name="T5">3. Khi muốn sửa đổi, bổ sung nội dung của Điều lệ này, chủ sở hữu công ty sẽ quyết định.</text:span><text:span text:style-name="T5"/></text:p>
      <text:p text:style-name="P17" loext:marker-style-name="T5"><text:span text:style-name="T5">Bản điều lệ này đã được chủ sở hữu công ty xem xét từng chương, từng điều và ký tên.</text:span></text:p>
      <text:p text:style-name="P17" loext:marker-style-name="T5"><text:span text:style-name="T5">Bản điều lệ này gồm 6 chương 21 điều, được lập thành 03 bản có giá trị như nhau: 01 bản đăng ký tại cơ quan đăng ký kinh doanh, 01 bản lưu trữ tại trụ sở công ty, <text:s/>chủ sở hữu giữ 01 bản.</text:span></text:p>
      <text:p text:style-name="P9" loext:marker-style-name="T5"><text:span text:style-name="T5">Mọi sự sao chép, trích lục phải được ký xác nhận của chủ sở hữu công ty.</text:span><text:span text:style-name="T5"/></text:p>
      <text:p text:style-name="P28" loext:marker-style-name="T5"><text:soft-page-break/></text:p>
      <table:table table:name="Table2" table:style-name="Table2">
        <table:table-column table:style-name="Table2.A"/>
        <table:table-column table:style-name="Table2.B"/>
        <table:table-row table:style-name="Table2.1">
          <table:table-cell table:style-name="Table2.A1" office:value-type="string">
            <text:p text:style-name="P32" loext:marker-style-name="T30"/>
          </table:table-cell>
          <table:table-cell table:style-name="Table2.A1" office:value-type="string">
            <text:p text:style-name="P33" loext:marker-style-name="T30"/>
            <text:p text:style-name="P35" loext:marker-style-name="T10"><text:span text:style-name="T10">Thành phố Hồ Chí Minh, ngày {</text:span><text:span text:style-name="T11">d.</text:span><text:span text:style-name="T10">date} tháng {</text:span><text:span text:style-name="T11">d.</text:span><text:span text:style-name="T10">month} năm {</text:span><text:span text:style-name="T11">d.</text:span><text:span text:style-name="T10">year}<text:line-break/></text:span><text:span text:style-name="T5">Họ, tên, chữ ký người đại diện theo pháp luật của Chủ sở hữu công ty</text:span></text:p>
            <text:p text:style-name="P34" loext:marker-style-name="T30"/>
            <text:p text:style-name="P34" loext:marker-style-name="T30"/>
            <text:p text:style-name="P34" loext:marker-style-name="T30"/>
            <text:p text:style-name="P36" loext:marker-style-name="T24"><text:span text:style-name="T24">{</text:span><text:span text:style-name="T26">$o</text:span><text:span text:style-name="T24">[0].name:</text:span><text:span text:style-name="T26">upperCase()</text:span><text:span text:style-name="T24">}</text:span></text:p>
          </table:table-cell>
        </table:table-row>
      </table:table>
      <text:p text:style-name="P29" loext:marker-style-name="T5"/>
      <text:p text:style-name="P29" loext:marker-style-name="T5"/>
      <text:p text:style-name="P30" loext:marker-style-name="T10"/>
      <text:p text:style-name="P27" loext:marker-style-name="T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VnTime" svg:font-family=".VnTime"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30%" fo:text-align="justify" style:justify-single-word="false" fo:orphans="2" fo:widows="2" style:writing-mode="lr-tb"/>
      <style:text-properties fo:font-size="14pt" style:font-name-asian="Calibri1" style:font-family-asian="Calibri" style:font-family-generic-asian="system" style:font-pitch-asian="variable"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list-level="2" style:class="text">
      <style:paragraph-properties fo:margin-top="0in" fo:margin-bottom="0in" style:contextual-spacing="false" fo:line-height="100%" fo:text-align="center" style:justify-single-word="false" fo:hyphenation-ladder-count="no-limit" fo:keep-with-next="always"/>
      <style:text-properties fo:font-size="15pt" fo:font-weight="bold" style:font-name-asian="Times New Roman1" style:font-family-asian="'Times New Roman'" style:font-family-generic-asian="system" style:font-pitch-asian="variable" style:font-size-asian="15pt" style:language-asian="ar" style:country-asian="SA"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WWNum1" style:list-level="3" style:class="text">
      <style:paragraph-properties fo:margin-top="0in" fo:margin-bottom="0in" style:contextual-spacing="false" fo:line-height="100%" fo:hyphenation-ladder-count="no-limit" fo:keep-with-next="always"/>
      <style:text-properties fo:font-size="12pt" fo:font-style="italic" style:font-name-asian="Times New Roman1" style:font-family-asian="'Times New Roman'" style:font-family-generic-asian="system" style:font-pitch-asian="variable" style:font-size-asian="12pt" style:language-asian="ar" style:country-asian="SA" style:font-style-asian="italic" style:font-size-complex="12pt" style:font-style-complex="italic"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fo:hyphenation-ladder-count="no-limit"/>
      <style:text-properties fo:font-size="12pt" style:font-name-asian="Times New Roman1" style:font-family-asian="'Times New Roman'" style:font-family-generic-asian="system" style:font-pitch-asian="variable"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loext:linked-style-name="Body_20_Text_20_Indent_20_Char" style:class="text">
      <style:paragraph-properties fo:margin-left="0in" fo:margin-right="0in" fo:margin-top="0.028in" fo:margin-bottom="0.028in" style:contextual-spacing="false" fo:line-height="120%" fo:text-indent="0.5in" style:auto-text-indent="false"/>
      <style:text-properties style:font-name=".VnTime" fo:font-family=".VnTime" style:font-family-generic="roman" style:font-pitch="variable" fo:letter-spacing="-0.0028in" style:font-name-asian="Times New Roman1" style:font-family-asian="'Times New Roman'" style:font-family-generic-asian="system" style:font-pitch-asian="variable" style:font-size-complex="10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in" fo:margin-bottom="0.0835in" style:contextual-spacing="false" fo:line-height="130%" fo:text-align="justify" style:justify-single-word="false" fo:hyphenation-ladder-count="no-limit"/>
      <style:text-properties fo:font-size="14pt" style:font-name-asian="Calibri" style:font-family-asian="Calibr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loext:linked-style-name="Heading_20_2">
      <style:text-properties fo:font-size="15pt" fo:language="en" fo:country="US" fo:font-weight="bold" style:font-size-asian="15pt" style:language-asian="ar" style:country-asian="SA" style:font-weight-asian="bold" style:font-size-complex="12pt" style:language-complex="ar" style:country-complex="SA" style:font-weight-complex="bold"/>
    </style:style>
    <style:style style:name="Heading_20_3_20_Char" style:display-name="Heading 3 Char" style:family="text" loext:linked-style-name="Heading_20_3">
      <style:text-properties fo:font-size="12pt" fo:language="en" fo:country="US" fo:font-style="italic" style:font-size-asian="12pt" style:language-asian="ar" style:country-asian="SA" style:font-style-asian="italic" style:font-size-complex="12pt" style:language-complex="ar" style:country-complex="SA" style:font-style-complex="italic"/>
    </style:style>
    <style:style style:name="Strong" style:family="text">
      <style:text-properties fo:font-weight="bold" style:font-weight-asian="bold" style:font-weight-complex="bold"/>
    </style:style>
    <style:style style:name="apple-converted-space" style:family="text" style:parent-style-name="Default_20_Paragraph_20_Font"/>
    <style:style style:name="Body_20_Text_20_Indent_20_Char" style:display-name="Body Text Indent Char" style:family="text">
      <style:text-properties style:font-name=".VnTime" fo:font-family=".VnTime" style:font-family-generic="roman" style:font-pitch="variable" fo:font-size="14pt" fo:letter-spacing="-0.0028in" fo:language="en" fo:country="US" style:font-size-asian="14pt" style:language-asian="en" style:country-asian="US"/>
    </style:style>
    <style:style style:name="Header_20_Char" style:display-name="Header Char" style:family="text" style:parent-style-name="Default_20_Paragraph_20_Font" loext:linked-style-name="Header">
      <style:text-properties fo:font-size="14pt" style:font-name-asian="Calibri1" style:font-family-asian="Calibri" style:font-family-generic-asian="system" style:font-pitch-asian="variable" style:font-size-asian="14pt" style:font-size-complex="14pt"/>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weight="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8335in" fo:text-indent="-0.25in" fo:margin-left="0.8335in"/>
        </style:list-level-properties>
        <style:text-properties fo:font-family="'Times New Roman'" style:font-style-name="Regular" style:font-pitch="variable"/>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8335in" fo:text-indent="-0.25in" fo:margin-left="1.833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3335in" fo:text-indent="-0.25in" fo:margin-left="2.3335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8335in" fo:text-indent="-0.25in" fo:margin-left="2.833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3335in" fo:text-indent="-0.25in" fo:margin-left="3.3335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8335in" fo:text-indent="-0.25in" fo:margin-left="3.83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3335in" fo:text-indent="-0.25in" fo:margin-left="4.333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8335in" fo:text-indent="-0.25in" fo:margin-left="4.833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736in" fo:text-indent="0.5118in" fo:margin-left="-0.074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48in" fo:text-indent="0.5118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6"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36"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ỘNG HOÀ XÃ HỘI CHỦ NGHĨA VIỆT NAM</dc:title>
    <meta:initial-creator>User</meta:initial-creator>
    <meta:editing-cycles>224</meta:editing-cycles>
    <meta:print-date>2021-03-03T04:20:00</meta:print-date>
    <meta:creation-date>2022-01-13T08:11:00</meta:creation-date>
    <dc:date>2023-11-10T09:59:22.994610057</dc:date>
    <meta:editing-duration>PT1H52M31S</meta:editing-duration>
    <meta:generator>LibreOffice/7.5.7.1$MacOSX_AARCH64 LibreOffice_project/47eb0cf7efbacdee9b19ae25d6752381ede23126</meta:generator>
    <meta:document-statistic meta:table-count="2" meta:image-count="0" meta:object-count="0" meta:page-count="10" meta:paragraph-count="188" meta:word-count="3837" meta:character-count="20093" meta:non-whitespace-character-count="16407"/>
    <meta:user-defined meta:name="AppVersion">16.0000</meta:user-defined>
    <meta:user-defined meta:name="Company">HOME</meta:user-defined>
    <meta:template xlink:type="simple" xlink:actuate="onRequest" xlink:title="Normal.dotm" xlink:href=""/>
  </office:meta>
</office:document-meta>
</file>